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77.68pt" svg:height="254.92pt" svg:x="131.1pt" svg:y="3.2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/>
          <table:table-cell office:value-type="float" office:value="358882" calcext:value-type="float">
            <text:p>358882</text:p>
          </table:table-cell>
        </table:table-row>
        <table:table-row table:style-name="ro1">
          <table:table-cell/>
          <table:table-cell office:value-type="float" office:value="340685" calcext:value-type="float">
            <text:p>340685</text:p>
          </table:table-cell>
        </table:table-row>
        <table:table-row table:style-name="ro1">
          <table:table-cell/>
          <table:table-cell office:value-type="float" office:value="543126" calcext:value-type="float">
            <text:p>543126</text:p>
          </table:table-cell>
        </table:table-row>
        <table:table-row table:style-name="ro1">
          <table:table-cell/>
          <table:table-cell office:value-type="float" office:value="708992" calcext:value-type="float">
            <text:p>708992</text:p>
          </table:table-cell>
        </table:table-row>
        <table:table-row table:style-name="ro1">
          <table:table-cell/>
          <table:table-cell office:value-type="float" office:value="715414" calcext:value-type="float">
            <text:p>715414</text:p>
          </table:table-cell>
        </table:table-row>
        <table:table-row table:style-name="ro1">
          <table:table-cell/>
          <table:table-cell office:value-type="float" office:value="708950" calcext:value-type="float">
            <text:p>708950</text:p>
          </table:table-cell>
        </table:table-row>
        <table:table-row table:style-name="ro1">
          <table:table-cell/>
          <table:table-cell office:value-type="float" office:value="720019" calcext:value-type="float">
            <text:p>720019</text:p>
          </table:table-cell>
        </table:table-row>
        <table:table-row table:style-name="ro1">
          <table:table-cell/>
          <table:table-cell office:value-type="float" office:value="779010" calcext:value-type="float">
            <text:p>779010</text:p>
          </table:table-cell>
        </table:table-row>
        <table:table-row table:style-name="ro1">
          <table:table-cell/>
          <table:table-cell office:value-type="float" office:value="779578" calcext:value-type="float">
            <text:p>779578</text:p>
          </table:table-cell>
        </table:table-row>
        <table:table-row table:style-name="ro1">
          <table:table-cell/>
          <table:table-cell office:value-type="float" office:value="850801" calcext:value-type="float">
            <text:p>850801</text:p>
          </table:table-cell>
        </table:table-row>
        <table:table-row table:style-name="ro1">
          <table:table-cell/>
          <table:table-cell office:value-type="float" office:value="818734" calcext:value-type="float">
            <text:p>818734</text:p>
          </table:table-cell>
        </table:table-row>
        <table:table-row table:style-name="ro1">
          <table:table-cell/>
          <table:table-cell office:value-type="float" office:value="743172" calcext:value-type="float">
            <text:p>743172</text:p>
          </table:table-cell>
        </table:table-row>
        <table:table-row table:style-name="ro1">
          <table:table-cell/>
          <table:table-cell office:value-type="float" office:value="696106" calcext:value-type="float">
            <text:p>696106</text:p>
          </table:table-cell>
        </table:table-row>
        <table:table-row table:style-name="ro1">
          <table:table-cell/>
          <table:table-cell office:value-type="float" office:value="724425" calcext:value-type="float">
            <text:p>724425</text:p>
          </table:table-cell>
        </table:table-row>
        <table:table-row table:style-name="ro1">
          <table:table-cell/>
          <table:table-cell office:value-type="float" office:value="711266" calcext:value-type="float">
            <text:p>711266</text:p>
          </table:table-cell>
        </table:table-row>
        <table:table-row table:style-name="ro1">
          <table:table-cell/>
          <table:table-cell office:value-type="float" office:value="705481" calcext:value-type="float">
            <text:p>705481</text:p>
          </table:table-cell>
        </table:table-row>
        <table:table-row table:style-name="ro1">
          <table:table-cell/>
          <table:table-cell office:value-type="float" office:value="727004" calcext:value-type="float">
            <text:p>727004</text:p>
          </table:table-cell>
        </table:table-row>
        <table:table-row table:style-name="ro1">
          <table:table-cell/>
          <table:table-cell office:value-type="float" office:value="710227" calcext:value-type="float">
            <text:p>710227</text:p>
          </table:table-cell>
        </table:table-row>
        <table:table-row table:style-name="ro1">
          <table:table-cell/>
          <table:table-cell office:value-type="float" office:value="773009" calcext:value-type="float">
            <text:p>773009</text:p>
          </table:table-cell>
        </table:table-row>
        <table:table-row table:style-name="ro1">
          <table:table-cell/>
          <table:table-cell office:value-type="float" office:value="704697" calcext:value-type="float">
            <text:p>704697</text:p>
          </table:table-cell>
        </table:table-row>
        <table:table-row table:style-name="ro1">
          <table:table-cell/>
          <table:table-cell office:value-type="float" office:value="726696" calcext:value-type="float">
            <text:p>726696</text:p>
          </table:table-cell>
        </table:table-row>
        <table:table-row table:style-name="ro1">
          <table:table-cell/>
          <table:table-cell office:value-type="float" office:value="706451" calcext:value-type="float">
            <text:p>706451</text:p>
          </table:table-cell>
        </table:table-row>
        <table:table-row table:style-name="ro1">
          <table:table-cell/>
          <table:table-cell office:value-type="float" office:value="700321" calcext:value-type="float">
            <text:p>700321</text:p>
          </table:table-cell>
        </table:table-row>
        <table:table-row table:style-name="ro1">
          <table:table-cell/>
          <table:table-cell office:value-type="float" office:value="714117" calcext:value-type="float">
            <text:p>714117</text:p>
          </table:table-cell>
        </table:table-row>
        <table:table-row table:style-name="ro1">
          <table:table-cell/>
          <table:table-cell office:value-type="float" office:value="731421" calcext:value-type="float">
            <text:p>731421</text:p>
          </table:table-cell>
        </table:table-row>
        <table:table-row table:style-name="ro1">
          <table:table-cell/>
          <table:table-cell office:value-type="float" office:value="699515" calcext:value-type="float">
            <text:p>699515</text:p>
          </table:table-cell>
        </table:table-row>
        <table:table-row table:style-name="ro1">
          <table:table-cell/>
          <table:table-cell office:value-type="float" office:value="710896" calcext:value-type="float">
            <text:p>710896</text:p>
          </table:table-cell>
        </table:table-row>
        <table:table-row table:style-name="ro1">
          <table:table-cell/>
          <table:table-cell office:value-type="float" office:value="702566" calcext:value-type="float">
            <text:p>702566</text:p>
          </table:table-cell>
        </table:table-row>
        <table:table-row table:style-name="ro1">
          <table:table-cell/>
          <table:table-cell office:value-type="float" office:value="694358" calcext:value-type="float">
            <text:p>694358</text:p>
          </table:table-cell>
        </table:table-row>
        <table:table-row table:style-name="ro1">
          <table:table-cell/>
          <table:table-cell office:value-type="float" office:value="783096" calcext:value-type="float">
            <text:p>783096</text:p>
          </table:table-cell>
        </table:table-row>
        <table:table-row table:style-name="ro1">
          <table:table-cell/>
          <table:table-cell office:value-type="float" office:value="689063" calcext:value-type="float">
            <text:p>689063</text:p>
          </table:table-cell>
        </table:table-row>
        <table:table-row table:style-name="ro1">
          <table:table-cell/>
          <table:table-cell office:value-type="float" office:value="685904" calcext:value-type="float">
            <text:p>685904</text:p>
          </table:table-cell>
        </table:table-row>
        <table:table-row table:style-name="ro1">
          <table:table-cell/>
          <table:table-cell office:value-type="float" office:value="683237" calcext:value-type="float">
            <text:p>683237</text:p>
          </table:table-cell>
        </table:table-row>
        <table:table-row table:style-name="ro1">
          <table:table-cell/>
          <table:table-cell office:value-type="float" office:value="683046" calcext:value-type="float">
            <text:p>683046</text:p>
          </table:table-cell>
        </table:table-row>
        <table:table-row table:style-name="ro1">
          <table:table-cell/>
          <table:table-cell office:value-type="float" office:value="702843" calcext:value-type="float">
            <text:p>702843</text:p>
          </table:table-cell>
        </table:table-row>
        <table:table-row table:style-name="ro1">
          <table:table-cell/>
          <table:table-cell office:value-type="float" office:value="766146" calcext:value-type="float">
            <text:p>766146</text:p>
          </table:table-cell>
        </table:table-row>
        <table:table-row table:style-name="ro1">
          <table:table-cell/>
          <table:table-cell office:value-type="float" office:value="743689" calcext:value-type="float">
            <text:p>743689</text:p>
          </table:table-cell>
        </table:table-row>
        <table:table-row table:style-name="ro1">
          <table:table-cell/>
          <table:table-cell office:value-type="float" office:value="717817" calcext:value-type="float">
            <text:p>717817</text:p>
          </table:table-cell>
        </table:table-row>
        <table:table-row table:style-name="ro1">
          <table:table-cell/>
          <table:table-cell office:value-type="float" office:value="726507" calcext:value-type="float">
            <text:p>726507</text:p>
          </table:table-cell>
        </table:table-row>
        <table:table-row table:style-name="ro1">
          <table:table-cell/>
          <table:table-cell office:value-type="float" office:value="718669" calcext:value-type="float">
            <text:p>718669</text:p>
          </table:table-cell>
        </table:table-row>
        <table:table-row table:style-name="ro1">
          <table:table-cell/>
          <table:table-cell office:value-type="float" office:value="703138" calcext:value-type="float">
            <text:p>703138</text:p>
          </table:table-cell>
        </table:table-row>
        <table:table-row table:style-name="ro1">
          <table:table-cell/>
          <table:table-cell office:value-type="float" office:value="751378" calcext:value-type="float">
            <text:p>751378</text:p>
          </table:table-cell>
        </table:table-row>
        <table:table-row table:style-name="ro1">
          <table:table-cell/>
          <table:table-cell office:value-type="float" office:value="723210" calcext:value-type="float">
            <text:p>723210</text:p>
          </table:table-cell>
        </table:table-row>
        <table:table-row table:style-name="ro1">
          <table:table-cell/>
          <table:table-cell office:value-type="float" office:value="703762" calcext:value-type="float">
            <text:p>703762</text:p>
          </table:table-cell>
        </table:table-row>
        <table:table-row table:style-name="ro1">
          <table:table-cell/>
          <table:table-cell office:value-type="float" office:value="718333" calcext:value-type="float">
            <text:p>718333</text:p>
          </table:table-cell>
        </table:table-row>
        <table:table-row table:style-name="ro1">
          <table:table-cell/>
          <table:table-cell office:value-type="float" office:value="739384" calcext:value-type="float">
            <text:p>739384</text:p>
          </table:table-cell>
        </table:table-row>
        <table:table-row table:style-name="ro1">
          <table:table-cell/>
          <table:table-cell office:value-type="float" office:value="702209" calcext:value-type="float">
            <text:p>702209</text:p>
          </table:table-cell>
        </table:table-row>
        <table:table-row table:style-name="ro1">
          <table:table-cell/>
          <table:table-cell office:value-type="float" office:value="707946" calcext:value-type="float">
            <text:p>707946</text:p>
          </table:table-cell>
        </table:table-row>
        <table:table-row table:style-name="ro1">
          <table:table-cell/>
          <table:table-cell office:value-type="float" office:value="699129" calcext:value-type="float">
            <text:p>699129</text:p>
          </table:table-cell>
        </table:table-row>
        <table:table-row table:style-name="ro1">
          <table:table-cell/>
          <table:table-cell office:value-type="float" office:value="716047" calcext:value-type="float">
            <text:p>716047</text:p>
          </table:table-cell>
        </table:table-row>
        <table:table-row table:style-name="ro1">
          <table:table-cell/>
          <table:table-cell office:value-type="float" office:value="705506" calcext:value-type="float">
            <text:p>705506</text:p>
          </table:table-cell>
        </table:table-row>
        <table:table-row table:style-name="ro1">
          <table:table-cell/>
          <table:table-cell office:value-type="float" office:value="765113" calcext:value-type="float">
            <text:p>765113</text:p>
          </table:table-cell>
        </table:table-row>
        <table:table-row table:style-name="ro1">
          <table:table-cell/>
          <table:table-cell office:value-type="float" office:value="726854" calcext:value-type="float">
            <text:p>726854</text:p>
          </table:table-cell>
        </table:table-row>
        <table:table-row table:style-name="ro1">
          <table:table-cell/>
          <table:table-cell office:value-type="float" office:value="724297" calcext:value-type="float">
            <text:p>724297</text:p>
          </table:table-cell>
        </table:table-row>
        <table:table-row table:style-name="ro1">
          <table:table-cell/>
          <table:table-cell office:value-type="float" office:value="725625" calcext:value-type="float">
            <text:p>725625</text:p>
          </table:table-cell>
        </table:table-row>
        <table:table-row table:style-name="ro1">
          <table:table-cell/>
          <table:table-cell office:value-type="float" office:value="718483" calcext:value-type="float">
            <text:p>718483</text:p>
          </table:table-cell>
        </table:table-row>
        <table:table-row table:style-name="ro1">
          <table:table-cell/>
          <table:table-cell office:value-type="float" office:value="719140" calcext:value-type="float">
            <text:p>719140</text:p>
          </table:table-cell>
        </table:table-row>
        <table:table-row table:style-name="ro1">
          <table:table-cell/>
          <table:table-cell office:value-type="float" office:value="768126" calcext:value-type="float">
            <text:p>768126</text:p>
          </table:table-cell>
        </table:table-row>
        <table:table-row table:style-name="ro1">
          <table:table-cell/>
          <table:table-cell office:value-type="float" office:value="752328" calcext:value-type="float">
            <text:p>752328</text:p>
          </table:table-cell>
        </table:table-row>
        <table:table-row table:style-name="ro1">
          <table:table-cell/>
          <table:table-cell office:value-type="float" office:value="745046" calcext:value-type="float">
            <text:p>745046</text:p>
          </table:table-cell>
        </table:table-row>
        <table:table-row table:style-name="ro1">
          <table:table-cell/>
          <table:table-cell office:value-type="float" office:value="713925" calcext:value-type="float">
            <text:p>713925</text:p>
          </table:table-cell>
        </table:table-row>
        <table:table-row table:style-name="ro1">
          <table:table-cell/>
          <table:table-cell office:value-type="float" office:value="712760" calcext:value-type="float">
            <text:p>712760</text:p>
          </table:table-cell>
        </table:table-row>
        <table:table-row table:style-name="ro1">
          <table:table-cell/>
          <table:table-cell office:value-type="float" office:value="701582" calcext:value-type="float">
            <text:p>701582</text:p>
          </table:table-cell>
        </table:table-row>
        <table:table-row table:style-name="ro1">
          <table:table-cell/>
          <table:table-cell office:value-type="float" office:value="740167" calcext:value-type="float">
            <text:p>740167</text:p>
          </table:table-cell>
        </table:table-row>
        <table:table-row table:style-name="ro1">
          <table:table-cell/>
          <table:table-cell office:value-type="float" office:value="697337" calcext:value-type="float">
            <text:p>697337</text:p>
          </table:table-cell>
        </table:table-row>
        <table:table-row table:style-name="ro1">
          <table:table-cell/>
          <table:table-cell office:value-type="float" office:value="708176" calcext:value-type="float">
            <text:p>708176</text:p>
          </table:table-cell>
        </table:table-row>
        <table:table-row table:style-name="ro1">
          <table:table-cell/>
          <table:table-cell office:value-type="float" office:value="717538" calcext:value-type="float">
            <text:p>717538</text:p>
          </table:table-cell>
        </table:table-row>
        <table:table-row table:style-name="ro1">
          <table:table-cell/>
          <table:table-cell office:value-type="float" office:value="701158" calcext:value-type="float">
            <text:p>701158</text:p>
          </table:table-cell>
        </table:table-row>
        <table:table-row table:style-name="ro1">
          <table:table-cell/>
          <table:table-cell office:value-type="float" office:value="705675" calcext:value-type="float">
            <text:p>705675</text:p>
          </table:table-cell>
        </table:table-row>
        <table:table-row table:style-name="ro1">
          <table:table-cell/>
          <table:table-cell office:value-type="float" office:value="740483" calcext:value-type="float">
            <text:p>740483</text:p>
          </table:table-cell>
        </table:table-row>
        <table:table-row table:style-name="ro1">
          <table:table-cell/>
          <table:table-cell office:value-type="float" office:value="697822" calcext:value-type="float">
            <text:p>697822</text:p>
          </table:table-cell>
        </table:table-row>
        <table:table-row table:style-name="ro1">
          <table:table-cell/>
          <table:table-cell office:value-type="float" office:value="704205" calcext:value-type="float">
            <text:p>704205</text:p>
          </table:table-cell>
        </table:table-row>
        <table:table-row table:style-name="ro1">
          <table:table-cell/>
          <table:table-cell office:value-type="float" office:value="699759" calcext:value-type="float">
            <text:p>699759</text:p>
          </table:table-cell>
        </table:table-row>
        <table:table-row table:style-name="ro1">
          <table:table-cell/>
          <table:table-cell office:value-type="float" office:value="702364" calcext:value-type="float">
            <text:p>702364</text:p>
          </table:table-cell>
        </table:table-row>
        <table:table-row table:style-name="ro1">
          <table:table-cell/>
          <table:table-cell office:value-type="float" office:value="741529" calcext:value-type="float">
            <text:p>741529</text:p>
          </table:table-cell>
        </table:table-row>
        <table:table-row table:style-name="ro1">
          <table:table-cell/>
          <table:table-cell office:value-type="float" office:value="697854" calcext:value-type="float">
            <text:p>697854</text:p>
          </table:table-cell>
        </table:table-row>
        <table:table-row table:style-name="ro1">
          <table:table-cell/>
          <table:table-cell office:value-type="float" office:value="700462" calcext:value-type="float">
            <text:p>700462</text:p>
          </table:table-cell>
        </table:table-row>
        <table:table-row table:style-name="ro1">
          <table:table-cell/>
          <table:table-cell office:value-type="float" office:value="704142" calcext:value-type="float">
            <text:p>704142</text:p>
          </table:table-cell>
        </table:table-row>
        <table:table-row table:style-name="ro1">
          <table:table-cell/>
          <table:table-cell office:value-type="float" office:value="699235" calcext:value-type="float">
            <text:p>699235</text:p>
          </table:table-cell>
        </table:table-row>
        <table:table-row table:style-name="ro1">
          <table:table-cell/>
          <table:table-cell office:value-type="float" office:value="717462" calcext:value-type="float">
            <text:p>717462</text:p>
          </table:table-cell>
        </table:table-row>
        <table:table-row table:style-name="ro1">
          <table:table-cell/>
          <table:table-cell office:value-type="float" office:value="705214" calcext:value-type="float">
            <text:p>705214</text:p>
          </table:table-cell>
        </table:table-row>
        <table:table-row table:style-name="ro1">
          <table:table-cell/>
          <table:table-cell office:value-type="float" office:value="700841" calcext:value-type="float">
            <text:p>700841</text:p>
          </table:table-cell>
        </table:table-row>
        <table:table-row table:style-name="ro1">
          <table:table-cell/>
          <table:table-cell office:value-type="float" office:value="754697" calcext:value-type="float">
            <text:p>754697</text:p>
          </table:table-cell>
        </table:table-row>
        <table:table-row table:style-name="ro1">
          <table:table-cell/>
          <table:table-cell office:value-type="float" office:value="694797" calcext:value-type="float">
            <text:p>694797</text:p>
          </table:table-cell>
        </table:table-row>
        <table:table-row table:style-name="ro1">
          <table:table-cell/>
          <table:table-cell office:value-type="float" office:value="706409" calcext:value-type="float">
            <text:p>706409</text:p>
          </table:table-cell>
        </table:table-row>
        <table:table-row table:style-name="ro1">
          <table:table-cell/>
          <table:table-cell office:value-type="float" office:value="705468" calcext:value-type="float">
            <text:p>705468</text:p>
          </table:table-cell>
        </table:table-row>
        <table:table-row table:style-name="ro1">
          <table:table-cell/>
          <table:table-cell office:value-type="float" office:value="696254" calcext:value-type="float">
            <text:p>696254</text:p>
          </table:table-cell>
        </table:table-row>
        <table:table-row table:style-name="ro1">
          <table:table-cell/>
          <table:table-cell office:value-type="float" office:value="746596" calcext:value-type="float">
            <text:p>746596</text:p>
          </table:table-cell>
        </table:table-row>
        <table:table-row table:style-name="ro1">
          <table:table-cell/>
          <table:table-cell office:value-type="float" office:value="696847" calcext:value-type="float">
            <text:p>696847</text:p>
          </table:table-cell>
        </table:table-row>
        <table:table-row table:style-name="ro1">
          <table:table-cell/>
          <table:table-cell office:value-type="float" office:value="698367" calcext:value-type="float">
            <text:p>698367</text:p>
          </table:table-cell>
        </table:table-row>
        <table:table-row table:style-name="ro1">
          <table:table-cell/>
          <table:table-cell office:value-type="float" office:value="742470" calcext:value-type="float">
            <text:p>742470</text:p>
          </table:table-cell>
        </table:table-row>
        <table:table-row table:style-name="ro1">
          <table:table-cell/>
          <table:table-cell office:value-type="float" office:value="700973" calcext:value-type="float">
            <text:p>700973</text:p>
          </table:table-cell>
        </table:table-row>
        <table:table-row table:style-name="ro1">
          <table:table-cell/>
          <table:table-cell office:value-type="float" office:value="713613" calcext:value-type="float">
            <text:p>713613</text:p>
          </table:table-cell>
        </table:table-row>
        <table:table-row table:style-name="ro1">
          <table:table-cell/>
          <table:table-cell office:value-type="float" office:value="696644" calcext:value-type="float">
            <text:p>696644</text:p>
          </table:table-cell>
        </table:table-row>
        <table:table-row table:style-name="ro1">
          <table:table-cell/>
          <table:table-cell office:value-type="float" office:value="698669" calcext:value-type="float">
            <text:p>698669</text:p>
          </table:table-cell>
        </table:table-row>
        <table:table-row table:style-name="ro1">
          <table:table-cell/>
          <table:table-cell office:value-type="float" office:value="704261" calcext:value-type="float">
            <text:p>704261</text:p>
          </table:table-cell>
        </table:table-row>
        <table:table-row table:style-name="ro1">
          <table:table-cell/>
          <table:table-cell office:value-type="float" office:value="705075" calcext:value-type="float">
            <text:p>705075</text:p>
          </table:table-cell>
        </table:table-row>
        <table:table-row table:style-name="ro1">
          <table:table-cell/>
          <table:table-cell office:value-type="float" office:value="720985" calcext:value-type="float">
            <text:p>720985</text:p>
          </table:table-cell>
        </table:table-row>
        <table:table-row table:style-name="ro1">
          <table:table-cell/>
          <table:table-cell office:value-type="float" office:value="698907" calcext:value-type="float">
            <text:p>698907</text:p>
          </table:table-cell>
        </table:table-row>
        <table:table-row table:style-name="ro1">
          <table:table-cell/>
          <table:table-cell office:value-type="float" office:value="730108" calcext:value-type="float">
            <text:p>730108</text:p>
          </table:table-cell>
        </table:table-row>
        <table:table-row table:style-name="ro1">
          <table:table-cell/>
          <table:table-cell office:value-type="float" office:value="698096" calcext:value-type="float">
            <text:p>698096</text:p>
          </table:table-cell>
        </table:table-row>
        <table:table-row table:style-name="ro1">
          <table:table-cell/>
          <table:table-cell office:value-type="float" office:value="746855" calcext:value-type="float">
            <text:p>746855</text:p>
          </table:table-cell>
        </table:table-row>
        <table:table-row table:style-name="ro1">
          <table:table-cell/>
          <table:table-cell office:value-type="float" office:value="714334" calcext:value-type="float">
            <text:p>714334</text:p>
          </table:table-cell>
        </table:table-row>
        <table:table-row table:style-name="ro1">
          <table:table-cell/>
          <table:table-cell office:value-type="float" office:value="806854" calcext:value-type="float">
            <text:p>806854</text:p>
          </table:table-cell>
        </table:table-row>
        <table:table-row table:style-name="ro1">
          <table:table-cell/>
          <table:table-cell office:value-type="float" office:value="839508" calcext:value-type="float">
            <text:p>839508</text:p>
          </table:table-cell>
        </table:table-row>
        <table:table-row table:style-name="ro1">
          <table:table-cell/>
          <table:table-cell office:value-type="float" office:value="822551" calcext:value-type="float">
            <text:p>822551</text:p>
          </table:table-cell>
        </table:table-row>
        <table:table-row table:style-name="ro1">
          <table:table-cell/>
          <table:table-cell office:value-type="float" office:value="807231" calcext:value-type="float">
            <text:p>807231</text:p>
          </table:table-cell>
        </table:table-row>
        <table:table-row table:style-name="ro1">
          <table:table-cell/>
          <table:table-cell office:value-type="float" office:value="871887" calcext:value-type="float">
            <text:p>871887</text:p>
          </table:table-cell>
        </table:table-row>
        <table:table-row table:style-name="ro1">
          <table:table-cell/>
          <table:table-cell office:value-type="float" office:value="872519" calcext:value-type="float">
            <text:p>872519</text:p>
          </table:table-cell>
        </table:table-row>
        <table:table-row table:style-name="ro1">
          <table:table-cell/>
          <table:table-cell office:value-type="float" office:value="818467" calcext:value-type="float">
            <text:p>818467</text:p>
          </table:table-cell>
        </table:table-row>
        <table:table-row table:style-name="ro1">
          <table:table-cell/>
          <table:table-cell office:value-type="float" office:value="850737" calcext:value-type="float">
            <text:p>850737</text:p>
          </table:table-cell>
        </table:table-row>
        <table:table-row table:style-name="ro1">
          <table:table-cell/>
          <table:table-cell office:value-type="float" office:value="792691" calcext:value-type="float">
            <text:p>792691</text:p>
          </table:table-cell>
        </table:table-row>
        <table:table-row table:style-name="ro1">
          <table:table-cell/>
          <table:table-cell office:value-type="float" office:value="789558" calcext:value-type="float">
            <text:p>789558</text:p>
          </table:table-cell>
        </table:table-row>
        <table:table-row table:style-name="ro1">
          <table:table-cell/>
          <table:table-cell office:value-type="float" office:value="845062" calcext:value-type="float">
            <text:p>845062</text:p>
          </table:table-cell>
        </table:table-row>
        <table:table-row table:style-name="ro1">
          <table:table-cell/>
          <table:table-cell office:value-type="float" office:value="791104" calcext:value-type="float">
            <text:p>791104</text:p>
          </table:table-cell>
        </table:table-row>
        <table:table-row table:style-name="ro1">
          <table:table-cell/>
          <table:table-cell office:value-type="float" office:value="794744" calcext:value-type="float">
            <text:p>794744</text:p>
          </table:table-cell>
        </table:table-row>
        <table:table-row table:style-name="ro1">
          <table:table-cell/>
          <table:table-cell office:value-type="float" office:value="800735" calcext:value-type="float">
            <text:p>800735</text:p>
          </table:table-cell>
        </table:table-row>
        <table:table-row table:style-name="ro1">
          <table:table-cell/>
          <table:table-cell office:value-type="float" office:value="801097" calcext:value-type="float">
            <text:p>801097</text:p>
          </table:table-cell>
        </table:table-row>
        <table:table-row table:style-name="ro1">
          <table:table-cell/>
          <table:table-cell office:value-type="float" office:value="793252" calcext:value-type="float">
            <text:p>793252</text:p>
          </table:table-cell>
        </table:table-row>
        <table:table-row table:style-name="ro1">
          <table:table-cell/>
          <table:table-cell office:value-type="float" office:value="802203" calcext:value-type="float">
            <text:p>802203</text:p>
          </table:table-cell>
        </table:table-row>
        <table:table-row table:style-name="ro1">
          <table:table-cell/>
          <table:table-cell office:value-type="float" office:value="793818" calcext:value-type="float">
            <text:p>793818</text:p>
          </table:table-cell>
        </table:table-row>
        <table:table-row table:style-name="ro1">
          <table:table-cell/>
          <table:table-cell office:value-type="float" office:value="830093" calcext:value-type="float">
            <text:p>830093</text:p>
          </table:table-cell>
        </table:table-row>
        <table:table-row table:style-name="ro1">
          <table:table-cell/>
          <table:table-cell office:value-type="float" office:value="789141" calcext:value-type="float">
            <text:p>789141</text:p>
          </table:table-cell>
        </table:table-row>
        <table:table-row table:style-name="ro1">
          <table:table-cell/>
          <table:table-cell office:value-type="float" office:value="835024" calcext:value-type="float">
            <text:p>835024</text:p>
          </table:table-cell>
        </table:table-row>
        <table:table-row table:style-name="ro1">
          <table:table-cell/>
          <table:table-cell office:value-type="float" office:value="816436" calcext:value-type="float">
            <text:p>816436</text:p>
          </table:table-cell>
        </table:table-row>
        <table:table-row table:style-name="ro1">
          <table:table-cell/>
          <table:table-cell office:value-type="float" office:value="868259" calcext:value-type="float">
            <text:p>868259</text:p>
          </table:table-cell>
        </table:table-row>
        <table:table-row table:style-name="ro1">
          <table:table-cell/>
          <table:table-cell office:value-type="float" office:value="806859" calcext:value-type="float">
            <text:p>806859</text:p>
          </table:table-cell>
        </table:table-row>
        <table:table-row table:style-name="ro1">
          <table:table-cell/>
          <table:table-cell office:value-type="float" office:value="840037" calcext:value-type="float">
            <text:p>840037</text:p>
          </table:table-cell>
        </table:table-row>
        <table:table-row table:style-name="ro1">
          <table:table-cell/>
          <table:table-cell office:value-type="float" office:value="864312" calcext:value-type="float">
            <text:p>864312</text:p>
          </table:table-cell>
        </table:table-row>
        <table:table-row table:style-name="ro1">
          <table:table-cell/>
          <table:table-cell office:value-type="float" office:value="795364" calcext:value-type="float">
            <text:p>795364</text:p>
          </table:table-cell>
        </table:table-row>
        <table:table-row table:style-name="ro1">
          <table:table-cell/>
          <table:table-cell office:value-type="float" office:value="863164" calcext:value-type="float">
            <text:p>863164</text:p>
          </table:table-cell>
        </table:table-row>
        <table:table-row table:style-name="ro1">
          <table:table-cell/>
          <table:table-cell office:value-type="float" office:value="812087" calcext:value-type="float">
            <text:p>812087</text:p>
          </table:table-cell>
        </table:table-row>
        <table:table-row table:style-name="ro1">
          <table:table-cell/>
          <table:table-cell office:value-type="float" office:value="839380" calcext:value-type="float">
            <text:p>839380</text:p>
          </table:table-cell>
        </table:table-row>
        <table:table-row table:style-name="ro1">
          <table:table-cell/>
          <table:table-cell office:value-type="float" office:value="806414" calcext:value-type="float">
            <text:p>806414</text:p>
          </table:table-cell>
        </table:table-row>
        <table:table-row table:style-name="ro1">
          <table:table-cell/>
          <table:table-cell office:value-type="float" office:value="802328" calcext:value-type="float">
            <text:p>802328</text:p>
          </table:table-cell>
        </table:table-row>
        <table:table-row table:style-name="ro1">
          <table:table-cell/>
          <table:table-cell office:value-type="float" office:value="800736" calcext:value-type="float">
            <text:p>800736</text:p>
          </table:table-cell>
        </table:table-row>
        <table:table-row table:style-name="ro1">
          <table:table-cell/>
          <table:table-cell office:value-type="float" office:value="829797" calcext:value-type="float">
            <text:p>829797</text:p>
          </table:table-cell>
        </table:table-row>
        <table:table-row table:style-name="ro1">
          <table:table-cell/>
          <table:table-cell office:value-type="float" office:value="802001" calcext:value-type="float">
            <text:p>802001</text:p>
          </table:table-cell>
        </table:table-row>
        <table:table-row table:style-name="ro1">
          <table:table-cell/>
          <table:table-cell office:value-type="float" office:value="796286" calcext:value-type="float">
            <text:p>796286</text:p>
          </table:table-cell>
        </table:table-row>
        <table:table-row table:style-name="ro1">
          <table:table-cell/>
          <table:table-cell office:value-type="float" office:value="852658" calcext:value-type="float">
            <text:p>852658</text:p>
          </table:table-cell>
        </table:table-row>
        <table:table-row table:style-name="ro1">
          <table:table-cell/>
          <table:table-cell office:value-type="float" office:value="896556" calcext:value-type="float">
            <text:p>896556</text:p>
          </table:table-cell>
        </table:table-row>
        <table:table-row table:style-name="ro1">
          <table:table-cell/>
          <table:table-cell office:value-type="float" office:value="892774" calcext:value-type="float">
            <text:p>892774</text:p>
          </table:table-cell>
        </table:table-row>
        <table:table-row table:style-name="ro1">
          <table:table-cell/>
          <table:table-cell office:value-type="float" office:value="792502" calcext:value-type="float">
            <text:p>792502</text:p>
          </table:table-cell>
        </table:table-row>
        <table:table-row table:style-name="ro1">
          <table:table-cell/>
          <table:table-cell office:value-type="float" office:value="798044" calcext:value-type="float">
            <text:p>798044</text:p>
          </table:table-cell>
        </table:table-row>
        <table:table-row table:style-name="ro1">
          <table:table-cell/>
          <table:table-cell office:value-type="float" office:value="787219" calcext:value-type="float">
            <text:p>787219</text:p>
          </table:table-cell>
        </table:table-row>
        <table:table-row table:style-name="ro1">
          <table:table-cell/>
          <table:table-cell office:value-type="float" office:value="845603" calcext:value-type="float">
            <text:p>845603</text:p>
          </table:table-cell>
        </table:table-row>
        <table:table-row table:style-name="ro1">
          <table:table-cell/>
          <table:table-cell office:value-type="float" office:value="835767" calcext:value-type="float">
            <text:p>835767</text:p>
          </table:table-cell>
        </table:table-row>
        <table:table-row table:style-name="ro1">
          <table:table-cell/>
          <table:table-cell office:value-type="float" office:value="832192" calcext:value-type="float">
            <text:p>832192</text:p>
          </table:table-cell>
        </table:table-row>
        <table:table-row table:style-name="ro1">
          <table:table-cell/>
          <table:table-cell office:value-type="float" office:value="813265" calcext:value-type="float">
            <text:p>813265</text:p>
          </table:table-cell>
        </table:table-row>
        <table:table-row table:style-name="ro1">
          <table:table-cell/>
          <table:table-cell office:value-type="float" office:value="883119" calcext:value-type="float">
            <text:p>883119</text:p>
          </table:table-cell>
        </table:table-row>
        <table:table-row table:style-name="ro1">
          <table:table-cell/>
          <table:table-cell office:value-type="float" office:value="789453" calcext:value-type="float">
            <text:p>789453</text:p>
          </table:table-cell>
        </table:table-row>
        <table:table-row table:style-name="ro1">
          <table:table-cell/>
          <table:table-cell office:value-type="float" office:value="800872" calcext:value-type="float">
            <text:p>800872</text:p>
          </table:table-cell>
        </table:table-row>
        <table:table-row table:style-name="ro1">
          <table:table-cell/>
          <table:table-cell office:value-type="float" office:value="835345" calcext:value-type="float">
            <text:p>835345</text:p>
          </table:table-cell>
        </table:table-row>
        <table:table-row table:style-name="ro1">
          <table:table-cell/>
          <table:table-cell office:value-type="float" office:value="794644" calcext:value-type="float">
            <text:p>794644</text:p>
          </table:table-cell>
        </table:table-row>
        <table:table-row table:style-name="ro1">
          <table:table-cell/>
          <table:table-cell office:value-type="float" office:value="836771" calcext:value-type="float">
            <text:p>836771</text:p>
          </table:table-cell>
        </table:table-row>
        <table:table-row table:style-name="ro1">
          <table:table-cell/>
          <table:table-cell office:value-type="float" office:value="849026" calcext:value-type="float">
            <text:p>849026</text:p>
          </table:table-cell>
        </table:table-row>
        <table:table-row table:style-name="ro1">
          <table:table-cell/>
          <table:table-cell office:value-type="float" office:value="809480" calcext:value-type="float">
            <text:p>809480</text:p>
          </table:table-cell>
        </table:table-row>
        <table:table-row table:style-name="ro1">
          <table:table-cell/>
          <table:table-cell office:value-type="float" office:value="793152" calcext:value-type="float">
            <text:p>793152</text:p>
          </table:table-cell>
        </table:table-row>
        <table:table-row table:style-name="ro1">
          <table:table-cell/>
          <table:table-cell office:value-type="float" office:value="801213" calcext:value-type="float">
            <text:p>801213</text:p>
          </table:table-cell>
        </table:table-row>
        <table:table-row table:style-name="ro1">
          <table:table-cell/>
          <table:table-cell office:value-type="float" office:value="805216" calcext:value-type="float">
            <text:p>805216</text:p>
          </table:table-cell>
        </table:table-row>
        <table:table-row table:style-name="ro1">
          <table:table-cell/>
          <table:table-cell office:value-type="float" office:value="790638" calcext:value-type="float">
            <text:p>790638</text:p>
          </table:table-cell>
        </table:table-row>
        <table:table-row table:style-name="ro1">
          <table:table-cell/>
          <table:table-cell office:value-type="float" office:value="796282" calcext:value-type="float">
            <text:p>796282</text:p>
          </table:table-cell>
        </table:table-row>
        <table:table-row table:style-name="ro1">
          <table:table-cell/>
          <table:table-cell office:value-type="float" office:value="798452" calcext:value-type="float">
            <text:p>798452</text:p>
          </table:table-cell>
        </table:table-row>
        <table:table-row table:style-name="ro1">
          <table:table-cell/>
          <table:table-cell office:value-type="float" office:value="805202" calcext:value-type="float">
            <text:p>805202</text:p>
          </table:table-cell>
        </table:table-row>
        <table:table-row table:style-name="ro1">
          <table:table-cell/>
          <table:table-cell office:value-type="float" office:value="800618" calcext:value-type="float">
            <text:p>800618</text:p>
          </table:table-cell>
        </table:table-row>
        <table:table-row table:style-name="ro1">
          <table:table-cell/>
          <table:table-cell office:value-type="float" office:value="796892" calcext:value-type="float">
            <text:p>796892</text:p>
          </table:table-cell>
        </table:table-row>
        <table:table-row table:style-name="ro1">
          <table:table-cell/>
          <table:table-cell office:value-type="float" office:value="794996" calcext:value-type="float">
            <text:p>794996</text:p>
          </table:table-cell>
        </table:table-row>
        <table:table-row table:style-name="ro1">
          <table:table-cell/>
          <table:table-cell office:value-type="float" office:value="791364" calcext:value-type="float">
            <text:p>791364</text:p>
          </table:table-cell>
        </table:table-row>
        <table:table-row table:style-name="ro1">
          <table:table-cell/>
          <table:table-cell office:value-type="float" office:value="793028" calcext:value-type="float">
            <text:p>793028</text:p>
          </table:table-cell>
        </table:table-row>
        <table:table-row table:style-name="ro1">
          <table:table-cell/>
          <table:table-cell office:value-type="float" office:value="843086" calcext:value-type="float">
            <text:p>843086</text:p>
          </table:table-cell>
        </table:table-row>
        <table:table-row table:style-name="ro1">
          <table:table-cell/>
          <table:table-cell office:value-type="float" office:value="790482" calcext:value-type="float">
            <text:p>790482</text:p>
          </table:table-cell>
        </table:table-row>
        <table:table-row table:style-name="ro1">
          <table:table-cell/>
          <table:table-cell office:value-type="float" office:value="796705" calcext:value-type="float">
            <text:p>796705</text:p>
          </table:table-cell>
        </table:table-row>
        <table:table-row table:style-name="ro1">
          <table:table-cell/>
          <table:table-cell office:value-type="float" office:value="843433" calcext:value-type="float">
            <text:p>843433</text:p>
          </table:table-cell>
        </table:table-row>
        <table:table-row table:style-name="ro1">
          <table:table-cell/>
          <table:table-cell office:value-type="float" office:value="863157" calcext:value-type="float">
            <text:p>863157</text:p>
          </table:table-cell>
        </table:table-row>
        <table:table-row table:style-name="ro1">
          <table:table-cell/>
          <table:table-cell office:value-type="float" office:value="821529" calcext:value-type="float">
            <text:p>821529</text:p>
          </table:table-cell>
        </table:table-row>
        <table:table-row table:style-name="ro1">
          <table:table-cell/>
          <table:table-cell office:value-type="float" office:value="838292" calcext:value-type="float">
            <text:p>838292</text:p>
          </table:table-cell>
        </table:table-row>
        <table:table-row table:style-name="ro1">
          <table:table-cell/>
          <table:table-cell office:value-type="float" office:value="889403" calcext:value-type="float">
            <text:p>889403</text:p>
          </table:table-cell>
        </table:table-row>
        <table:table-row table:style-name="ro1">
          <table:table-cell/>
          <table:table-cell office:value-type="float" office:value="843621" calcext:value-type="float">
            <text:p>843621</text:p>
          </table:table-cell>
        </table:table-row>
        <table:table-row table:style-name="ro1">
          <table:table-cell/>
          <table:table-cell office:value-type="float" office:value="829577" calcext:value-type="float">
            <text:p>829577</text:p>
          </table:table-cell>
        </table:table-row>
        <table:table-row table:style-name="ro1">
          <table:table-cell/>
          <table:table-cell office:value-type="float" office:value="872866" calcext:value-type="float">
            <text:p>872866</text:p>
          </table:table-cell>
        </table:table-row>
        <table:table-row table:style-name="ro1">
          <table:table-cell/>
          <table:table-cell office:value-type="float" office:value="791472" calcext:value-type="float">
            <text:p>791472</text:p>
          </table:table-cell>
        </table:table-row>
        <table:table-row table:style-name="ro1">
          <table:table-cell/>
          <table:table-cell office:value-type="float" office:value="790883" calcext:value-type="float">
            <text:p>790883</text:p>
          </table:table-cell>
        </table:table-row>
        <table:table-row table:style-name="ro1">
          <table:table-cell/>
          <table:table-cell office:value-type="float" office:value="786866" calcext:value-type="float">
            <text:p>786866</text:p>
          </table:table-cell>
        </table:table-row>
        <table:table-row table:style-name="ro1">
          <table:table-cell/>
          <table:table-cell office:value-type="float" office:value="876700" calcext:value-type="float">
            <text:p>876700</text:p>
          </table:table-cell>
        </table:table-row>
        <table:table-row table:style-name="ro1">
          <table:table-cell/>
          <table:table-cell office:value-type="float" office:value="845423" calcext:value-type="float">
            <text:p>845423</text:p>
          </table:table-cell>
        </table:table-row>
        <table:table-row table:style-name="ro1">
          <table:table-cell/>
          <table:table-cell office:value-type="float" office:value="837977" calcext:value-type="float">
            <text:p>837977</text:p>
          </table:table-cell>
        </table:table-row>
        <table:table-row table:style-name="ro1">
          <table:table-cell/>
          <table:table-cell office:value-type="float" office:value="837459" calcext:value-type="float">
            <text:p>837459</text:p>
          </table:table-cell>
        </table:table-row>
        <table:table-row table:style-name="ro1">
          <table:table-cell/>
          <table:table-cell office:value-type="float" office:value="836309" calcext:value-type="float">
            <text:p>836309</text:p>
          </table:table-cell>
        </table:table-row>
        <table:table-row table:style-name="ro1">
          <table:table-cell/>
          <table:table-cell office:value-type="float" office:value="786901" calcext:value-type="float">
            <text:p>786901</text:p>
          </table:table-cell>
        </table:table-row>
        <table:table-row table:style-name="ro1">
          <table:table-cell/>
          <table:table-cell office:value-type="float" office:value="785619" calcext:value-type="float">
            <text:p>785619</text:p>
          </table:table-cell>
        </table:table-row>
        <table:table-row table:style-name="ro1">
          <table:table-cell/>
          <table:table-cell office:value-type="float" office:value="847715" calcext:value-type="float">
            <text:p>847715</text:p>
          </table:table-cell>
        </table:table-row>
        <table:table-row table:style-name="ro1">
          <table:table-cell/>
          <table:table-cell office:value-type="float" office:value="801835" calcext:value-type="float">
            <text:p>801835</text:p>
          </table:table-cell>
        </table:table-row>
        <table:table-row table:style-name="ro1">
          <table:table-cell/>
          <table:table-cell office:value-type="float" office:value="788607" calcext:value-type="float">
            <text:p>788607</text:p>
          </table:table-cell>
        </table:table-row>
        <table:table-row table:style-name="ro1">
          <table:table-cell/>
          <table:table-cell office:value-type="float" office:value="813051" calcext:value-type="float">
            <text:p>813051</text:p>
          </table:table-cell>
        </table:table-row>
        <table:table-row table:style-name="ro1">
          <table:table-cell/>
          <table:table-cell office:value-type="float" office:value="796383" calcext:value-type="float">
            <text:p>796383</text:p>
          </table:table-cell>
        </table:table-row>
        <table:table-row table:style-name="ro1">
          <table:table-cell/>
          <table:table-cell office:value-type="float" office:value="787817" calcext:value-type="float">
            <text:p>787817</text:p>
          </table:table-cell>
        </table:table-row>
        <table:table-row table:style-name="ro1">
          <table:table-cell/>
          <table:table-cell office:value-type="float" office:value="787802" calcext:value-type="float">
            <text:p>787802</text:p>
          </table:table-cell>
        </table:table-row>
        <table:table-row table:style-name="ro1">
          <table:table-cell/>
          <table:table-cell office:value-type="float" office:value="821288" calcext:value-type="float">
            <text:p>821288</text:p>
          </table:table-cell>
        </table:table-row>
        <table:table-row table:style-name="ro1">
          <table:table-cell/>
          <table:table-cell office:value-type="float" office:value="904455" calcext:value-type="float">
            <text:p>904455</text:p>
          </table:table-cell>
        </table:table-row>
        <table:table-row table:style-name="ro1">
          <table:table-cell/>
          <table:table-cell office:value-type="float" office:value="834934" calcext:value-type="float">
            <text:p>834934</text:p>
          </table:table-cell>
        </table:table-row>
        <table:table-row table:style-name="ro1">
          <table:table-cell/>
          <table:table-cell office:value-type="float" office:value="850866" calcext:value-type="float">
            <text:p>850866</text:p>
          </table:table-cell>
        </table:table-row>
        <table:table-row table:style-name="ro1">
          <table:table-cell/>
          <table:table-cell office:value-type="float" office:value="868225" calcext:value-type="float">
            <text:p>868225</text:p>
          </table:table-cell>
        </table:table-row>
        <table:table-row table:style-name="ro1">
          <table:table-cell/>
          <table:table-cell office:value-type="float" office:value="793849" calcext:value-type="float">
            <text:p>793849</text:p>
          </table:table-cell>
        </table:table-row>
        <table:table-row table:style-name="ro1">
          <table:table-cell/>
          <table:table-cell office:value-type="float" office:value="790652" calcext:value-type="float">
            <text:p>790652</text:p>
          </table:table-cell>
        </table:table-row>
        <table:table-row table:style-name="ro1">
          <table:table-cell/>
          <table:table-cell office:value-type="float" office:value="798839" calcext:value-type="float">
            <text:p>798839</text:p>
          </table:table-cell>
        </table:table-row>
        <table:table-row table:style-name="ro1">
          <table:table-cell/>
          <table:table-cell office:value-type="float" office:value="803599" calcext:value-type="float">
            <text:p>803599</text:p>
          </table:table-cell>
        </table:table-row>
        <table:table-row table:style-name="ro1">
          <table:table-cell/>
          <table:table-cell office:value-type="float" office:value="800034" calcext:value-type="float">
            <text:p>800034</text:p>
          </table:table-cell>
        </table:table-row>
        <table:table-row table:style-name="ro1">
          <table:table-cell/>
          <table:table-cell office:value-type="float" office:value="788026" calcext:value-type="float">
            <text:p>788026</text:p>
          </table:table-cell>
        </table:table-row>
        <table:table-row table:style-name="ro1">
          <table:table-cell/>
          <table:table-cell office:value-type="float" office:value="794719" calcext:value-type="float">
            <text:p>794719</text:p>
          </table:table-cell>
        </table:table-row>
        <table:table-row table:style-name="ro1">
          <table:table-cell/>
          <table:table-cell office:value-type="float" office:value="807390" calcext:value-type="float">
            <text:p>807390</text:p>
          </table:table-cell>
        </table:table-row>
        <table:table-row table:style-name="ro1">
          <table:table-cell/>
          <table:table-cell office:value-type="float" office:value="792162" calcext:value-type="float">
            <text:p>792162</text:p>
          </table:table-cell>
        </table:table-row>
        <table:table-row table:style-name="ro1">
          <table:table-cell/>
          <table:table-cell office:value-type="float" office:value="866527" calcext:value-type="float">
            <text:p>866527</text:p>
          </table:table-cell>
        </table:table-row>
        <table:table-row table:style-name="ro1">
          <table:table-cell/>
          <table:table-cell office:value-type="float" office:value="903017" calcext:value-type="float">
            <text:p>903017</text:p>
          </table:table-cell>
        </table:table-row>
        <table:table-row table:style-name="ro1">
          <table:table-cell/>
          <table:table-cell office:value-type="float" office:value="838428" calcext:value-type="float">
            <text:p>838428</text:p>
          </table:table-cell>
        </table:table-row>
        <table:table-row table:style-name="ro1">
          <table:table-cell/>
          <table:table-cell office:value-type="float" office:value="847467" calcext:value-type="float">
            <text:p>847467</text:p>
          </table:table-cell>
        </table:table-row>
        <table:table-row table:style-name="ro1">
          <table:table-cell/>
          <table:table-cell office:value-type="float" office:value="893001" calcext:value-type="float">
            <text:p>893001</text:p>
          </table:table-cell>
        </table:table-row>
        <table:table-row table:style-name="ro1">
          <table:table-cell/>
          <table:table-cell office:value-type="float" office:value="792426" calcext:value-type="float">
            <text:p>792426</text:p>
          </table:table-cell>
        </table:table-row>
        <table:table-row table:style-name="ro1">
          <table:table-cell/>
          <table:table-cell office:value-type="float" office:value="788724" calcext:value-type="float">
            <text:p>788724</text:p>
          </table:table-cell>
        </table:table-row>
        <table:table-row table:style-name="ro1">
          <table:table-cell/>
          <table:table-cell office:value-type="float" office:value="794510" calcext:value-type="float">
            <text:p>794510</text:p>
          </table:table-cell>
        </table:table-row>
        <table:table-row table:style-name="ro1">
          <table:table-cell/>
          <table:table-cell office:value-type="float" office:value="796288" calcext:value-type="float">
            <text:p>796288</text:p>
          </table:table-cell>
        </table:table-row>
        <table:table-row table:style-name="ro1">
          <table:table-cell/>
          <table:table-cell office:value-type="float" office:value="872034" calcext:value-type="float">
            <text:p>872034</text:p>
          </table:table-cell>
        </table:table-row>
        <table:table-row table:style-name="ro1">
          <table:table-cell/>
          <table:table-cell office:value-type="float" office:value="859988" calcext:value-type="float">
            <text:p>859988</text:p>
          </table:table-cell>
        </table:table-row>
        <table:table-row table:style-name="ro1">
          <table:table-cell/>
          <table:table-cell office:value-type="float" office:value="835836" calcext:value-type="float">
            <text:p>835836</text:p>
          </table:table-cell>
        </table:table-row>
        <table:table-row table:style-name="ro1">
          <table:table-cell/>
          <table:table-cell office:value-type="float" office:value="846083" calcext:value-type="float">
            <text:p>846083</text:p>
          </table:table-cell>
        </table:table-row>
        <table:table-row table:style-name="ro1">
          <table:table-cell/>
          <table:table-cell office:value-type="float" office:value="887824" calcext:value-type="float">
            <text:p>887824</text:p>
          </table:table-cell>
        </table:table-row>
        <table:table-row table:style-name="ro1">
          <table:table-cell/>
          <table:table-cell office:value-type="float" office:value="827152" calcext:value-type="float">
            <text:p>827152</text:p>
          </table:table-cell>
        </table:table-row>
        <table:table-row table:style-name="ro1">
          <table:table-cell/>
          <table:table-cell office:value-type="float" office:value="794153" calcext:value-type="float">
            <text:p>794153</text:p>
          </table:table-cell>
        </table:table-row>
        <table:table-row table:style-name="ro1">
          <table:table-cell/>
          <table:table-cell office:value-type="float" office:value="791258" calcext:value-type="float">
            <text:p>791258</text:p>
          </table:table-cell>
        </table:table-row>
        <table:table-row table:style-name="ro1">
          <table:table-cell/>
          <table:table-cell office:value-type="float" office:value="800737" calcext:value-type="float">
            <text:p>800737</text:p>
          </table:table-cell>
        </table:table-row>
        <table:table-row table:style-name="ro1">
          <table:table-cell/>
          <table:table-cell office:value-type="float" office:value="882380" calcext:value-type="float">
            <text:p>882380</text:p>
          </table:table-cell>
        </table:table-row>
        <table:table-row table:style-name="ro1">
          <table:table-cell/>
          <table:table-cell office:value-type="float" office:value="845558" calcext:value-type="float">
            <text:p>845558</text:p>
          </table:table-cell>
        </table:table-row>
        <table:table-row table:style-name="ro1">
          <table:table-cell/>
          <table:table-cell office:value-type="float" office:value="841831" calcext:value-type="float">
            <text:p>841831</text:p>
          </table:table-cell>
        </table:table-row>
        <table:table-row table:style-name="ro1">
          <table:table-cell/>
          <table:table-cell office:value-type="float" office:value="861525" calcext:value-type="float">
            <text:p>861525</text:p>
          </table:table-cell>
        </table:table-row>
        <table:table-row table:style-name="ro1">
          <table:table-cell/>
          <table:table-cell office:value-type="float" office:value="894350" calcext:value-type="float">
            <text:p>894350</text:p>
          </table:table-cell>
        </table:table-row>
        <table:table-row table:style-name="ro1">
          <table:table-cell/>
          <table:table-cell office:value-type="float" office:value="839371" calcext:value-type="float">
            <text:p>839371</text:p>
          </table:table-cell>
        </table:table-row>
        <table:table-row table:style-name="ro1">
          <table:table-cell/>
          <table:table-cell office:value-type="float" office:value="801729" calcext:value-type="float">
            <text:p>801729</text:p>
          </table:table-cell>
        </table:table-row>
        <table:table-row table:style-name="ro1">
          <table:table-cell/>
          <table:table-cell office:value-type="float" office:value="795290" calcext:value-type="float">
            <text:p>795290</text:p>
          </table:table-cell>
        </table:table-row>
        <table:table-row table:style-name="ro1">
          <table:table-cell/>
          <table:table-cell office:value-type="float" office:value="799071" calcext:value-type="float">
            <text:p>799071</text:p>
          </table:table-cell>
        </table:table-row>
        <table:table-row table:style-name="ro1">
          <table:table-cell/>
          <table:table-cell office:value-type="float" office:value="813592" calcext:value-type="float">
            <text:p>813592</text:p>
          </table:table-cell>
        </table:table-row>
        <table:table-row table:style-name="ro1">
          <table:table-cell/>
          <table:table-cell office:value-type="float" office:value="834662" calcext:value-type="float">
            <text:p>834662</text:p>
          </table:table-cell>
        </table:table-row>
        <table:table-row table:style-name="ro1">
          <table:table-cell/>
          <table:table-cell office:value-type="float" office:value="853597" calcext:value-type="float">
            <text:p>853597</text:p>
          </table:table-cell>
        </table:table-row>
        <table:table-row table:style-name="ro1">
          <table:table-cell/>
          <table:table-cell office:value-type="float" office:value="842047" calcext:value-type="float">
            <text:p>842047</text:p>
          </table:table-cell>
        </table:table-row>
        <table:table-row table:style-name="ro1">
          <table:table-cell/>
          <table:table-cell office:value-type="float" office:value="846251" calcext:value-type="float">
            <text:p>846251</text:p>
          </table:table-cell>
        </table:table-row>
        <table:table-row table:style-name="ro1">
          <table:table-cell/>
          <table:table-cell office:value-type="float" office:value="792467" calcext:value-type="float">
            <text:p>792467</text:p>
          </table:table-cell>
        </table:table-row>
        <table:table-row table:style-name="ro1">
          <table:table-cell/>
          <table:table-cell office:value-type="float" office:value="796936" calcext:value-type="float">
            <text:p>796936</text:p>
          </table:table-cell>
        </table:table-row>
        <table:table-row table:style-name="ro1">
          <table:table-cell/>
          <table:table-cell office:value-type="float" office:value="844362" calcext:value-type="float">
            <text:p>844362</text:p>
          </table:table-cell>
        </table:table-row>
        <table:table-row table:style-name="ro1">
          <table:table-cell/>
          <table:table-cell office:value-type="float" office:value="794162" calcext:value-type="float">
            <text:p>794162</text:p>
          </table:table-cell>
        </table:table-row>
        <table:table-row table:style-name="ro1">
          <table:table-cell/>
          <table:table-cell office:value-type="float" office:value="806174" calcext:value-type="float">
            <text:p>806174</text:p>
          </table:table-cell>
        </table:table-row>
        <table:table-row table:style-name="ro1">
          <table:table-cell/>
          <table:table-cell office:value-type="float" office:value="859483" calcext:value-type="float">
            <text:p>859483</text:p>
          </table:table-cell>
        </table:table-row>
        <table:table-row table:style-name="ro1">
          <table:table-cell/>
          <table:table-cell office:value-type="float" office:value="840301" calcext:value-type="float">
            <text:p>840301</text:p>
          </table:table-cell>
        </table:table-row>
        <table:table-row table:style-name="ro1">
          <table:table-cell/>
          <table:table-cell office:value-type="float" office:value="859504" calcext:value-type="float">
            <text:p>859504</text:p>
          </table:table-cell>
        </table:table-row>
        <table:table-row table:style-name="ro1">
          <table:table-cell/>
          <table:table-cell office:value-type="float" office:value="852978" calcext:value-type="float">
            <text:p>852978</text:p>
          </table:table-cell>
        </table:table-row>
        <table:table-row table:style-name="ro1">
          <table:table-cell/>
          <table:table-cell office:value-type="float" office:value="1206715" calcext:value-type="float">
            <text:p>1206715</text:p>
          </table:table-cell>
        </table:table-row>
        <table:table-row table:style-name="ro1">
          <table:table-cell/>
          <table:table-cell office:value-type="float" office:value="1302404" calcext:value-type="float">
            <text:p>1302404</text:p>
          </table:table-cell>
        </table:table-row>
        <table:table-row table:style-name="ro1">
          <table:table-cell/>
          <table:table-cell office:value-type="float" office:value="1336305" calcext:value-type="float">
            <text:p>1336305</text:p>
          </table:table-cell>
        </table:table-row>
        <table:table-row table:style-name="ro1">
          <table:table-cell/>
          <table:table-cell office:value-type="float" office:value="988956" calcext:value-type="float">
            <text:p>988956</text:p>
          </table:table-cell>
        </table:table-row>
        <table:table-row table:style-name="ro1">
          <table:table-cell/>
          <table:table-cell office:value-type="float" office:value="982897" calcext:value-type="float">
            <text:p>982897</text:p>
          </table:table-cell>
        </table:table-row>
        <table:table-row table:style-name="ro1">
          <table:table-cell/>
          <table:table-cell office:value-type="float" office:value="930758" calcext:value-type="float">
            <text:p>930758</text:p>
          </table:table-cell>
        </table:table-row>
        <table:table-row table:style-name="ro1">
          <table:table-cell/>
          <table:table-cell office:value-type="float" office:value="943332" calcext:value-type="float">
            <text:p>943332</text:p>
          </table:table-cell>
        </table:table-row>
        <table:table-row table:style-name="ro1">
          <table:table-cell/>
          <table:table-cell office:value-type="float" office:value="864458" calcext:value-type="float">
            <text:p>864458</text:p>
          </table:table-cell>
        </table:table-row>
        <table:table-row table:style-name="ro1">
          <table:table-cell/>
          <table:table-cell office:value-type="float" office:value="844631" calcext:value-type="float">
            <text:p>844631</text:p>
          </table:table-cell>
        </table:table-row>
        <table:table-row table:style-name="ro1">
          <table:table-cell/>
          <table:table-cell office:value-type="float" office:value="836518" calcext:value-type="float">
            <text:p>836518</text:p>
          </table:table-cell>
        </table:table-row>
        <table:table-row table:style-name="ro1">
          <table:table-cell/>
          <table:table-cell office:value-type="float" office:value="844055" calcext:value-type="float">
            <text:p>844055</text:p>
          </table:table-cell>
        </table:table-row>
        <table:table-row table:style-name="ro1">
          <table:table-cell/>
          <table:table-cell office:value-type="float" office:value="847247" calcext:value-type="float">
            <text:p>847247</text:p>
          </table:table-cell>
        </table:table-row>
        <table:table-row table:style-name="ro1">
          <table:table-cell/>
          <table:table-cell office:value-type="float" office:value="810281" calcext:value-type="float">
            <text:p>810281</text:p>
          </table:table-cell>
        </table:table-row>
        <table:table-row table:style-name="ro1">
          <table:table-cell/>
          <table:table-cell office:value-type="float" office:value="844410" calcext:value-type="float">
            <text:p>844410</text:p>
          </table:table-cell>
        </table:table-row>
        <table:table-row table:style-name="ro1">
          <table:table-cell/>
          <table:table-cell office:value-type="float" office:value="850625" calcext:value-type="float">
            <text:p>850625</text:p>
          </table:table-cell>
        </table:table-row>
        <table:table-row table:style-name="ro1">
          <table:table-cell/>
          <table:table-cell office:value-type="float" office:value="797350" calcext:value-type="float">
            <text:p>797350</text:p>
          </table:table-cell>
        </table:table-row>
        <table:table-row table:style-name="ro1">
          <table:table-cell/>
          <table:table-cell office:value-type="float" office:value="832976" calcext:value-type="float">
            <text:p>832976</text:p>
          </table:table-cell>
        </table:table-row>
        <table:table-row table:style-name="ro1">
          <table:table-cell/>
          <table:table-cell office:value-type="float" office:value="839237" calcext:value-type="float">
            <text:p>839237</text:p>
          </table:table-cell>
        </table:table-row>
        <table:table-row table:style-name="ro1">
          <table:table-cell/>
          <table:table-cell office:value-type="float" office:value="910651" calcext:value-type="float">
            <text:p>910651</text:p>
          </table:table-cell>
        </table:table-row>
        <table:table-row table:style-name="ro1">
          <table:table-cell/>
          <table:table-cell office:value-type="float" office:value="888046" calcext:value-type="float">
            <text:p>888046</text:p>
          </table:table-cell>
        </table:table-row>
        <table:table-row table:style-name="ro1">
          <table:table-cell/>
          <table:table-cell office:value-type="float" office:value="813177" calcext:value-type="float">
            <text:p>813177</text:p>
          </table:table-cell>
        </table:table-row>
        <table:table-row table:style-name="ro1">
          <table:table-cell/>
          <table:table-cell office:value-type="float" office:value="851296" calcext:value-type="float">
            <text:p>851296</text:p>
          </table:table-cell>
        </table:table-row>
        <table:table-row table:style-name="ro1">
          <table:table-cell/>
          <table:table-cell office:value-type="float" office:value="816265" calcext:value-type="float">
            <text:p>816265</text:p>
          </table:table-cell>
        </table:table-row>
        <table:table-row table:style-name="ro1">
          <table:table-cell/>
          <table:table-cell office:value-type="float" office:value="888033" calcext:value-type="float">
            <text:p>888033</text:p>
          </table:table-cell>
        </table:table-row>
        <table:table-row table:style-name="ro1">
          <table:table-cell/>
          <table:table-cell office:value-type="float" office:value="877548" calcext:value-type="float">
            <text:p>877548</text:p>
          </table:table-cell>
        </table:table-row>
        <table:table-row table:style-name="ro1">
          <table:table-cell/>
          <table:table-cell office:value-type="float" office:value="842117" calcext:value-type="float">
            <text:p>842117</text:p>
          </table:table-cell>
        </table:table-row>
        <table:table-row table:style-name="ro1">
          <table:table-cell/>
          <table:table-cell office:value-type="float" office:value="875063" calcext:value-type="float">
            <text:p>875063</text:p>
          </table:table-cell>
        </table:table-row>
        <table:table-row table:style-name="ro1">
          <table:table-cell/>
          <table:table-cell office:value-type="float" office:value="843896" calcext:value-type="float">
            <text:p>843896</text:p>
          </table:table-cell>
        </table:table-row>
        <table:table-row table:style-name="ro1">
          <table:table-cell/>
          <table:table-cell office:value-type="float" office:value="838217" calcext:value-type="float">
            <text:p>838217</text:p>
          </table:table-cell>
        </table:table-row>
        <table:table-row table:style-name="ro1">
          <table:table-cell/>
          <table:table-cell office:value-type="float" office:value="823508" calcext:value-type="float">
            <text:p>823508</text:p>
          </table:table-cell>
        </table:table-row>
        <table:table-row table:style-name="ro1">
          <table:table-cell/>
          <table:table-cell office:value-type="float" office:value="842771" calcext:value-type="float">
            <text:p>842771</text:p>
          </table:table-cell>
        </table:table-row>
        <table:table-row table:style-name="ro1">
          <table:table-cell/>
          <table:table-cell office:value-type="float" office:value="804597" calcext:value-type="float">
            <text:p>804597</text:p>
          </table:table-cell>
        </table:table-row>
        <table:table-row table:style-name="ro1">
          <table:table-cell/>
          <table:table-cell office:value-type="float" office:value="800334" calcext:value-type="float">
            <text:p>800334</text:p>
          </table:table-cell>
        </table:table-row>
        <table:table-row table:style-name="ro1">
          <table:table-cell/>
          <table:table-cell office:value-type="float" office:value="802412" calcext:value-type="float">
            <text:p>802412</text:p>
          </table:table-cell>
        </table:table-row>
        <table:table-row table:style-name="ro1">
          <table:table-cell/>
          <table:table-cell office:value-type="float" office:value="912034" calcext:value-type="float">
            <text:p>912034</text:p>
          </table:table-cell>
        </table:table-row>
        <table:table-row table:style-name="ro1">
          <table:table-cell/>
          <table:table-cell office:value-type="float" office:value="876578" calcext:value-type="float">
            <text:p>876578</text:p>
          </table:table-cell>
        </table:table-row>
        <table:table-row table:style-name="ro1">
          <table:table-cell/>
          <table:table-cell office:value-type="float" office:value="835785" calcext:value-type="float">
            <text:p>835785</text:p>
          </table:table-cell>
        </table:table-row>
        <table:table-row table:style-name="ro1">
          <table:table-cell/>
          <table:table-cell office:value-type="float" office:value="837195" calcext:value-type="float">
            <text:p>837195</text:p>
          </table:table-cell>
        </table:table-row>
        <table:table-row table:style-name="ro1">
          <table:table-cell/>
          <table:table-cell office:value-type="float" office:value="833481" calcext:value-type="float">
            <text:p>833481</text:p>
          </table:table-cell>
        </table:table-row>
        <table:table-row table:style-name="ro1">
          <table:table-cell/>
          <table:table-cell office:value-type="float" office:value="835154" calcext:value-type="float">
            <text:p>835154</text:p>
          </table:table-cell>
        </table:table-row>
        <table:table-row table:style-name="ro1">
          <table:table-cell/>
          <table:table-cell office:value-type="float" office:value="795099" calcext:value-type="float">
            <text:p>795099</text:p>
          </table:table-cell>
        </table:table-row>
        <table:table-row table:style-name="ro1">
          <table:table-cell/>
          <table:table-cell office:value-type="float" office:value="793103" calcext:value-type="float">
            <text:p>793103</text:p>
          </table:table-cell>
        </table:table-row>
        <table:table-row table:style-name="ro1">
          <table:table-cell/>
          <table:table-cell office:value-type="float" office:value="832448" calcext:value-type="float">
            <text:p>832448</text:p>
          </table:table-cell>
        </table:table-row>
        <table:table-row table:style-name="ro1">
          <table:table-cell/>
          <table:table-cell office:value-type="float" office:value="833328" calcext:value-type="float">
            <text:p>833328</text:p>
          </table:table-cell>
        </table:table-row>
        <table:table-row table:style-name="ro1">
          <table:table-cell/>
          <table:table-cell office:value-type="float" office:value="872981" calcext:value-type="float">
            <text:p>872981</text:p>
          </table:table-cell>
        </table:table-row>
        <table:table-row table:style-name="ro1">
          <table:table-cell/>
          <table:table-cell office:value-type="float" office:value="845207" calcext:value-type="float">
            <text:p>845207</text:p>
          </table:table-cell>
        </table:table-row>
        <table:table-row table:style-name="ro1">
          <table:table-cell/>
          <table:table-cell office:value-type="float" office:value="845900" calcext:value-type="float">
            <text:p>845900</text:p>
          </table:table-cell>
        </table:table-row>
        <table:table-row table:style-name="ro1">
          <table:table-cell/>
          <table:table-cell office:value-type="float" office:value="831770" calcext:value-type="float">
            <text:p>831770</text:p>
          </table:table-cell>
        </table:table-row>
        <table:table-row table:style-name="ro1">
          <table:table-cell/>
          <table:table-cell office:value-type="float" office:value="792724" calcext:value-type="float">
            <text:p>792724</text:p>
          </table:table-cell>
        </table:table-row>
        <table:table-row table:style-name="ro1">
          <table:table-cell/>
          <table:table-cell office:value-type="float" office:value="798651" calcext:value-type="float">
            <text:p>798651</text:p>
          </table:table-cell>
        </table:table-row>
        <table:table-row table:style-name="ro1">
          <table:table-cell/>
          <table:table-cell office:value-type="float" office:value="842031" calcext:value-type="float">
            <text:p>842031</text:p>
          </table:table-cell>
        </table:table-row>
        <table:table-row table:style-name="ro1">
          <table:table-cell/>
          <table:table-cell office:value-type="float" office:value="844167" calcext:value-type="float">
            <text:p>844167</text:p>
          </table:table-cell>
        </table:table-row>
        <table:table-row table:style-name="ro1">
          <table:table-cell/>
          <table:table-cell office:value-type="float" office:value="822345" calcext:value-type="float">
            <text:p>822345</text:p>
          </table:table-cell>
        </table:table-row>
        <table:table-row table:style-name="ro1">
          <table:table-cell/>
          <table:table-cell office:value-type="float" office:value="836158" calcext:value-type="float">
            <text:p>836158</text:p>
          </table:table-cell>
        </table:table-row>
        <table:table-row table:style-name="ro1">
          <table:table-cell/>
          <table:table-cell office:value-type="float" office:value="843215" calcext:value-type="float">
            <text:p>843215</text:p>
          </table:table-cell>
        </table:table-row>
        <table:table-row table:style-name="ro1">
          <table:table-cell/>
          <table:table-cell office:value-type="float" office:value="896426" calcext:value-type="float">
            <text:p>896426</text:p>
          </table:table-cell>
        </table:table-row>
        <table:table-row table:style-name="ro1">
          <table:table-cell/>
          <table:table-cell office:value-type="float" office:value="852312" calcext:value-type="float">
            <text:p>852312</text:p>
          </table:table-cell>
        </table:table-row>
        <table:table-row table:style-name="ro1">
          <table:table-cell/>
          <table:table-cell office:value-type="float" office:value="808015" calcext:value-type="float">
            <text:p>808015</text:p>
          </table:table-cell>
        </table:table-row>
        <table:table-row table:style-name="ro1">
          <table:table-cell/>
          <table:table-cell office:value-type="float" office:value="802289" calcext:value-type="float">
            <text:p>802289</text:p>
          </table:table-cell>
        </table:table-row>
        <table:table-row table:style-name="ro1">
          <table:table-cell/>
          <table:table-cell office:value-type="float" office:value="791268" calcext:value-type="float">
            <text:p>791268</text:p>
          </table:table-cell>
        </table:table-row>
        <table:table-row table:style-name="ro1">
          <table:table-cell/>
          <table:table-cell office:value-type="float" office:value="845144" calcext:value-type="float">
            <text:p>845144</text:p>
          </table:table-cell>
        </table:table-row>
        <table:table-row table:style-name="ro1">
          <table:table-cell/>
          <table:table-cell office:value-type="float" office:value="824885" calcext:value-type="float">
            <text:p>824885</text:p>
          </table:table-cell>
        </table:table-row>
        <table:table-row table:style-name="ro1">
          <table:table-cell/>
          <table:table-cell office:value-type="float" office:value="851485" calcext:value-type="float">
            <text:p>851485</text:p>
          </table:table-cell>
        </table:table-row>
        <table:table-row table:style-name="ro1">
          <table:table-cell/>
          <table:table-cell office:value-type="float" office:value="838419" calcext:value-type="float">
            <text:p>838419</text:p>
          </table:table-cell>
        </table:table-row>
        <table:table-row table:style-name="ro1">
          <table:table-cell/>
          <table:table-cell office:value-type="float" office:value="844788" calcext:value-type="float">
            <text:p>844788</text:p>
          </table:table-cell>
        </table:table-row>
        <table:table-row table:style-name="ro1">
          <table:table-cell/>
          <table:table-cell office:value-type="float" office:value="835708" calcext:value-type="float">
            <text:p>835708</text:p>
          </table:table-cell>
        </table:table-row>
        <table:table-row table:style-name="ro1">
          <table:table-cell/>
          <table:table-cell office:value-type="float" office:value="813407" calcext:value-type="float">
            <text:p>813407</text:p>
          </table:table-cell>
        </table:table-row>
        <table:table-row table:style-name="ro1">
          <table:table-cell/>
          <table:table-cell office:value-type="float" office:value="807596" calcext:value-type="float">
            <text:p>807596</text:p>
          </table:table-cell>
        </table:table-row>
        <table:table-row table:style-name="ro1">
          <table:table-cell/>
          <table:table-cell office:value-type="float" office:value="852396" calcext:value-type="float">
            <text:p>852396</text:p>
          </table:table-cell>
        </table:table-row>
        <table:table-row table:style-name="ro1">
          <table:table-cell/>
          <table:table-cell office:value-type="float" office:value="808015" calcext:value-type="float">
            <text:p>808015</text:p>
          </table:table-cell>
        </table:table-row>
        <table:table-row table:style-name="ro1">
          <table:table-cell/>
          <table:table-cell office:value-type="float" office:value="840864" calcext:value-type="float">
            <text:p>840864</text:p>
          </table:table-cell>
        </table:table-row>
        <table:table-row table:style-name="ro1">
          <table:table-cell/>
          <table:table-cell office:value-type="float" office:value="895987" calcext:value-type="float">
            <text:p>895987</text:p>
          </table:table-cell>
        </table:table-row>
        <table:table-row table:style-name="ro1">
          <table:table-cell/>
          <table:table-cell office:value-type="float" office:value="904848" calcext:value-type="float">
            <text:p>904848</text:p>
          </table:table-cell>
        </table:table-row>
        <table:table-row table:style-name="ro1">
          <table:table-cell/>
          <table:table-cell office:value-type="float" office:value="836112" calcext:value-type="float">
            <text:p>836112</text:p>
          </table:table-cell>
        </table:table-row>
        <table:table-row table:style-name="ro1">
          <table:table-cell/>
          <table:table-cell office:value-type="float" office:value="839227" calcext:value-type="float">
            <text:p>839227</text:p>
          </table:table-cell>
        </table:table-row>
        <table:table-row table:style-name="ro1">
          <table:table-cell/>
          <table:table-cell office:value-type="float" office:value="791475" calcext:value-type="float">
            <text:p>791475</text:p>
          </table:table-cell>
        </table:table-row>
        <table:table-row table:style-name="ro1">
          <table:table-cell/>
          <table:table-cell office:value-type="float" office:value="845825" calcext:value-type="float">
            <text:p>845825</text:p>
          </table:table-cell>
        </table:table-row>
        <table:table-row table:style-name="ro1">
          <table:table-cell/>
          <table:table-cell office:value-type="float" office:value="859236" calcext:value-type="float">
            <text:p>859236</text:p>
          </table:table-cell>
        </table:table-row>
        <table:table-row table:style-name="ro1">
          <table:table-cell/>
          <table:table-cell office:value-type="float" office:value="802764" calcext:value-type="float">
            <text:p>802764</text:p>
          </table:table-cell>
        </table:table-row>
        <table:table-row table:style-name="ro1">
          <table:table-cell/>
          <table:table-cell office:value-type="float" office:value="824681" calcext:value-type="float">
            <text:p>824681</text:p>
          </table:table-cell>
        </table:table-row>
        <table:table-row table:style-name="ro1">
          <table:table-cell/>
          <table:table-cell office:value-type="float" office:value="859813" calcext:value-type="float">
            <text:p>859813</text:p>
          </table:table-cell>
        </table:table-row>
        <table:table-row table:style-name="ro1">
          <table:table-cell/>
          <table:table-cell office:value-type="float" office:value="840658" calcext:value-type="float">
            <text:p>840658</text:p>
          </table:table-cell>
        </table:table-row>
        <table:table-row table:style-name="ro1">
          <table:table-cell/>
          <table:table-cell office:value-type="float" office:value="899964" calcext:value-type="float">
            <text:p>899964</text:p>
          </table:table-cell>
        </table:table-row>
        <table:table-row table:style-name="ro1">
          <table:table-cell/>
          <table:table-cell office:value-type="float" office:value="834304" calcext:value-type="float">
            <text:p>834304</text:p>
          </table:table-cell>
        </table:table-row>
        <table:table-row table:style-name="ro1">
          <table:table-cell/>
          <table:table-cell office:value-type="float" office:value="798929" calcext:value-type="float">
            <text:p>798929</text:p>
          </table:table-cell>
        </table:table-row>
        <table:table-row table:style-name="ro1">
          <table:table-cell/>
          <table:table-cell office:value-type="float" office:value="848036" calcext:value-type="float">
            <text:p>848036</text:p>
          </table:table-cell>
        </table:table-row>
        <table:table-row table:style-name="ro1">
          <table:table-cell/>
          <table:table-cell office:value-type="float" office:value="801264" calcext:value-type="float">
            <text:p>801264</text:p>
          </table:table-cell>
        </table:table-row>
        <table:table-row table:style-name="ro1">
          <table:table-cell/>
          <table:table-cell office:value-type="float" office:value="796854" calcext:value-type="float">
            <text:p>796854</text:p>
          </table:table-cell>
        </table:table-row>
        <table:table-row table:style-name="ro1">
          <table:table-cell/>
          <table:table-cell office:value-type="float" office:value="818455" calcext:value-type="float">
            <text:p>818455</text:p>
          </table:table-cell>
        </table:table-row>
        <table:table-row table:style-name="ro1">
          <table:table-cell/>
          <table:table-cell office:value-type="float" office:value="857388" calcext:value-type="float">
            <text:p>857388</text:p>
          </table:table-cell>
        </table:table-row>
        <table:table-row table:style-name="ro1">
          <table:table-cell/>
          <table:table-cell office:value-type="float" office:value="843662" calcext:value-type="float">
            <text:p>843662</text:p>
          </table:table-cell>
        </table:table-row>
        <table:table-row table:style-name="ro1">
          <table:table-cell/>
          <table:table-cell office:value-type="float" office:value="846222" calcext:value-type="float">
            <text:p>846222</text:p>
          </table:table-cell>
        </table:table-row>
        <table:table-row table:style-name="ro1">
          <table:table-cell/>
          <table:table-cell office:value-type="float" office:value="843479" calcext:value-type="float">
            <text:p>843479</text:p>
          </table:table-cell>
        </table:table-row>
        <table:table-row table:style-name="ro1">
          <table:table-cell/>
          <table:table-cell office:value-type="float" office:value="801203" calcext:value-type="float">
            <text:p>801203</text:p>
          </table:table-cell>
        </table:table-row>
        <table:table-row table:style-name="ro1">
          <table:table-cell/>
          <table:table-cell office:value-type="float" office:value="830670" calcext:value-type="float">
            <text:p>830670</text:p>
          </table:table-cell>
        </table:table-row>
        <table:table-row table:style-name="ro1">
          <table:table-cell/>
          <table:table-cell office:value-type="float" office:value="797670" calcext:value-type="float">
            <text:p>797670</text:p>
          </table:table-cell>
        </table:table-row>
        <table:table-row table:style-name="ro1">
          <table:table-cell/>
          <table:table-cell office:value-type="float" office:value="796111" calcext:value-type="float">
            <text:p>796111</text:p>
          </table:table-cell>
        </table:table-row>
        <table:table-row table:style-name="ro1">
          <table:table-cell/>
          <table:table-cell office:value-type="float" office:value="877200" calcext:value-type="float">
            <text:p>877200</text:p>
          </table:table-cell>
        </table:table-row>
        <table:table-row table:style-name="ro1">
          <table:table-cell/>
          <table:table-cell office:value-type="float" office:value="843671" calcext:value-type="float">
            <text:p>843671</text:p>
          </table:table-cell>
        </table:table-row>
        <table:table-row table:style-name="ro1">
          <table:table-cell/>
          <table:table-cell office:value-type="float" office:value="853632" calcext:value-type="float">
            <text:p>853632</text:p>
          </table:table-cell>
        </table:table-row>
        <table:table-row table:style-name="ro1">
          <table:table-cell/>
          <table:table-cell office:value-type="float" office:value="906935" calcext:value-type="float">
            <text:p>906935</text:p>
          </table:table-cell>
        </table:table-row>
        <table:table-row table:style-name="ro1">
          <table:table-cell/>
          <table:table-cell office:value-type="float" office:value="850683" calcext:value-type="float">
            <text:p>850683</text:p>
          </table:table-cell>
        </table:table-row>
        <table:table-row table:style-name="ro1">
          <table:table-cell/>
          <table:table-cell office:value-type="float" office:value="870833" calcext:value-type="float">
            <text:p>870833</text:p>
          </table:table-cell>
        </table:table-row>
        <table:table-row table:style-name="ro1">
          <table:table-cell/>
          <table:table-cell office:value-type="float" office:value="799191" calcext:value-type="float">
            <text:p>799191</text:p>
          </table:table-cell>
        </table:table-row>
        <table:table-row table:style-name="ro1">
          <table:table-cell/>
          <table:table-cell office:value-type="float" office:value="838626" calcext:value-type="float">
            <text:p>838626</text:p>
          </table:table-cell>
        </table:table-row>
        <table:table-row table:style-name="ro1">
          <table:table-cell/>
          <table:table-cell office:value-type="float" office:value="791242" calcext:value-type="float">
            <text:p>791242</text:p>
          </table:table-cell>
        </table:table-row>
        <table:table-row table:style-name="ro1">
          <table:table-cell/>
          <table:table-cell office:value-type="float" office:value="799303" calcext:value-type="float">
            <text:p>799303</text:p>
          </table:table-cell>
        </table:table-row>
        <table:table-row table:style-name="ro1">
          <table:table-cell/>
          <table:table-cell office:value-type="float" office:value="900750" calcext:value-type="float">
            <text:p>900750</text:p>
          </table:table-cell>
        </table:table-row>
        <table:table-row table:style-name="ro1">
          <table:table-cell/>
          <table:table-cell office:value-type="float" office:value="849833" calcext:value-type="float">
            <text:p>849833</text:p>
          </table:table-cell>
        </table:table-row>
        <table:table-row table:style-name="ro1">
          <table:table-cell/>
          <table:table-cell office:value-type="float" office:value="837420" calcext:value-type="float">
            <text:p>837420</text:p>
          </table:table-cell>
        </table:table-row>
        <table:table-row table:style-name="ro1">
          <table:table-cell/>
          <table:table-cell office:value-type="float" office:value="844670" calcext:value-type="float">
            <text:p>844670</text:p>
          </table:table-cell>
        </table:table-row>
        <table:table-row table:style-name="ro1">
          <table:table-cell/>
          <table:table-cell office:value-type="float" office:value="867515" calcext:value-type="float">
            <text:p>867515</text:p>
          </table:table-cell>
        </table:table-row>
        <table:table-row table:style-name="ro1">
          <table:table-cell/>
          <table:table-cell office:value-type="float" office:value="794688" calcext:value-type="float">
            <text:p>794688</text:p>
          </table:table-cell>
        </table:table-row>
        <table:table-row table:style-name="ro1">
          <table:table-cell/>
          <table:table-cell office:value-type="float" office:value="798193" calcext:value-type="float">
            <text:p>798193</text:p>
          </table:table-cell>
        </table:table-row>
        <table:table-row table:style-name="ro1">
          <table:table-cell/>
          <table:table-cell office:value-type="float" office:value="796577" calcext:value-type="float">
            <text:p>796577</text:p>
          </table:table-cell>
        </table:table-row>
        <table:table-row table:style-name="ro1">
          <table:table-cell/>
          <table:table-cell office:value-type="float" office:value="788816" calcext:value-type="float">
            <text:p>788816</text:p>
          </table:table-cell>
        </table:table-row>
        <table:table-row table:style-name="ro1">
          <table:table-cell/>
          <table:table-cell office:value-type="float" office:value="842284" calcext:value-type="float">
            <text:p>842284</text:p>
          </table:table-cell>
        </table:table-row>
        <table:table-row table:style-name="ro1">
          <table:table-cell/>
          <table:table-cell office:value-type="float" office:value="852735" calcext:value-type="float">
            <text:p>852735</text:p>
          </table:table-cell>
        </table:table-row>
        <table:table-row table:style-name="ro1">
          <table:table-cell/>
          <table:table-cell office:value-type="float" office:value="901417" calcext:value-type="float">
            <text:p>901417</text:p>
          </table:table-cell>
        </table:table-row>
        <table:table-row table:style-name="ro1">
          <table:table-cell/>
          <table:table-cell office:value-type="float" office:value="898522" calcext:value-type="float">
            <text:p>898522</text:p>
          </table:table-cell>
        </table:table-row>
        <table:table-row table:style-name="ro1">
          <table:table-cell/>
          <table:table-cell office:value-type="float" office:value="1221903" calcext:value-type="float">
            <text:p>1221903</text:p>
          </table:table-cell>
        </table:table-row>
        <table:table-row table:style-name="ro1">
          <table:table-cell/>
          <table:table-cell office:value-type="float" office:value="1316771" calcext:value-type="float">
            <text:p>1316771</text:p>
          </table:table-cell>
        </table:table-row>
        <table:table-row table:style-name="ro1">
          <table:table-cell/>
          <table:table-cell office:value-type="float" office:value="1308758" calcext:value-type="float">
            <text:p>1308758</text:p>
          </table:table-cell>
        </table:table-row>
        <table:table-row table:style-name="ro1">
          <table:table-cell/>
          <table:table-cell office:value-type="float" office:value="1027423" calcext:value-type="float">
            <text:p>1027423</text:p>
          </table:table-cell>
        </table:table-row>
        <table:table-row table:style-name="ro1">
          <table:table-cell/>
          <table:table-cell office:value-type="float" office:value="926476" calcext:value-type="float">
            <text:p>926476</text:p>
          </table:table-cell>
        </table:table-row>
        <table:table-row table:style-name="ro1">
          <table:table-cell/>
          <table:table-cell office:value-type="float" office:value="931850" calcext:value-type="float">
            <text:p>931850</text:p>
          </table:table-cell>
        </table:table-row>
        <table:table-row table:style-name="ro1">
          <table:table-cell/>
          <table:table-cell office:value-type="float" office:value="929261" calcext:value-type="float">
            <text:p>929261</text:p>
          </table:table-cell>
        </table:table-row>
        <table:table-row table:style-name="ro1">
          <table:table-cell/>
          <table:table-cell office:value-type="float" office:value="862828" calcext:value-type="float">
            <text:p>862828</text:p>
          </table:table-cell>
        </table:table-row>
        <table:table-row table:style-name="ro1">
          <table:table-cell/>
          <table:table-cell office:value-type="float" office:value="845024" calcext:value-type="float">
            <text:p>845024</text:p>
          </table:table-cell>
        </table:table-row>
        <table:table-row table:style-name="ro1">
          <table:table-cell/>
          <table:table-cell office:value-type="float" office:value="858503" calcext:value-type="float">
            <text:p>858503</text:p>
          </table:table-cell>
        </table:table-row>
        <table:table-row table:style-name="ro1">
          <table:table-cell/>
          <table:table-cell office:value-type="float" office:value="848830" calcext:value-type="float">
            <text:p>848830</text:p>
          </table:table-cell>
        </table:table-row>
        <table:table-row table:style-name="ro1">
          <table:table-cell/>
          <table:table-cell office:value-type="float" office:value="835356" calcext:value-type="float">
            <text:p>835356</text:p>
          </table:table-cell>
        </table:table-row>
        <table:table-row table:style-name="ro1">
          <table:table-cell/>
          <table:table-cell office:value-type="float" office:value="794079" calcext:value-type="float">
            <text:p>794079</text:p>
          </table:table-cell>
        </table:table-row>
        <table:table-row table:style-name="ro1">
          <table:table-cell/>
          <table:table-cell office:value-type="float" office:value="795095" calcext:value-type="float">
            <text:p>795095</text:p>
          </table:table-cell>
        </table:table-row>
        <table:table-row table:style-name="ro1">
          <table:table-cell/>
          <table:table-cell office:value-type="float" office:value="805917" calcext:value-type="float">
            <text:p>805917</text:p>
          </table:table-cell>
        </table:table-row>
        <table:table-row table:style-name="ro1">
          <table:table-cell/>
          <table:table-cell office:value-type="float" office:value="808563" calcext:value-type="float">
            <text:p>808563</text:p>
          </table:table-cell>
        </table:table-row>
        <table:table-row table:style-name="ro1">
          <table:table-cell/>
          <table:table-cell office:value-type="float" office:value="822421" calcext:value-type="float">
            <text:p>822421</text:p>
          </table:table-cell>
        </table:table-row>
        <table:table-row table:style-name="ro1">
          <table:table-cell/>
          <table:table-cell office:value-type="float" office:value="840405" calcext:value-type="float">
            <text:p>840405</text:p>
          </table:table-cell>
        </table:table-row>
        <table:table-row table:style-name="ro1">
          <table:table-cell/>
          <table:table-cell office:value-type="float" office:value="849557" calcext:value-type="float">
            <text:p>849557</text:p>
          </table:table-cell>
        </table:table-row>
        <table:table-row table:style-name="ro1">
          <table:table-cell/>
          <table:table-cell office:value-type="float" office:value="845456" calcext:value-type="float">
            <text:p>845456</text:p>
          </table:table-cell>
        </table:table-row>
        <table:table-row table:style-name="ro1">
          <table:table-cell/>
          <table:table-cell office:value-type="float" office:value="853094" calcext:value-type="float">
            <text:p>853094</text:p>
          </table:table-cell>
        </table:table-row>
        <table:table-row table:style-name="ro1">
          <table:table-cell/>
          <table:table-cell office:value-type="float" office:value="790461" calcext:value-type="float">
            <text:p>790461</text:p>
          </table:table-cell>
        </table:table-row>
        <table:table-row table:style-name="ro1">
          <table:table-cell/>
          <table:table-cell office:value-type="float" office:value="840395" calcext:value-type="float">
            <text:p>840395</text:p>
          </table:table-cell>
        </table:table-row>
        <table:table-row table:style-name="ro1">
          <table:table-cell/>
          <table:table-cell office:value-type="float" office:value="814050" calcext:value-type="float">
            <text:p>814050</text:p>
          </table:table-cell>
        </table:table-row>
        <table:table-row table:style-name="ro1">
          <table:table-cell/>
          <table:table-cell office:value-type="float" office:value="796089" calcext:value-type="float">
            <text:p>796089</text:p>
          </table:table-cell>
        </table:table-row>
        <table:table-row table:style-name="ro1">
          <table:table-cell/>
          <table:table-cell office:value-type="float" office:value="804497" calcext:value-type="float">
            <text:p>804497</text:p>
          </table:table-cell>
        </table:table-row>
        <table:table-row table:style-name="ro1">
          <table:table-cell/>
          <table:table-cell office:value-type="float" office:value="888959" calcext:value-type="float">
            <text:p>888959</text:p>
          </table:table-cell>
        </table:table-row>
        <table:table-row table:style-name="ro1">
          <table:table-cell/>
          <table:table-cell office:value-type="float" office:value="836159" calcext:value-type="float">
            <text:p>836159</text:p>
          </table:table-cell>
        </table:table-row>
        <table:table-row table:style-name="ro1">
          <table:table-cell/>
          <table:table-cell office:value-type="float" office:value="851921" calcext:value-type="float">
            <text:p>851921</text:p>
          </table:table-cell>
        </table:table-row>
        <table:table-row table:style-name="ro1">
          <table:table-cell/>
          <table:table-cell office:value-type="float" office:value="906122" calcext:value-type="float">
            <text:p>906122</text:p>
          </table:table-cell>
        </table:table-row>
        <table:table-row table:style-name="ro1">
          <table:table-cell/>
          <table:table-cell office:value-type="float" office:value="797169" calcext:value-type="float">
            <text:p>797169</text:p>
          </table:table-cell>
        </table:table-row>
        <table:table-row table:style-name="ro1">
          <table:table-cell/>
          <table:table-cell office:value-type="float" office:value="788458" calcext:value-type="float">
            <text:p>788458</text:p>
          </table:table-cell>
        </table:table-row>
        <table:table-row table:style-name="ro1">
          <table:table-cell/>
          <table:table-cell office:value-type="float" office:value="797644" calcext:value-type="float">
            <text:p>797644</text:p>
          </table:table-cell>
        </table:table-row>
        <table:table-row table:style-name="ro1">
          <table:table-cell/>
          <table:table-cell office:value-type="float" office:value="793227" calcext:value-type="float">
            <text:p>793227</text:p>
          </table:table-cell>
        </table:table-row>
        <table:table-row table:style-name="ro1">
          <table:table-cell/>
          <table:table-cell office:value-type="float" office:value="813044" calcext:value-type="float">
            <text:p>813044</text:p>
          </table:table-cell>
        </table:table-row>
        <table:table-row table:style-name="ro1">
          <table:table-cell/>
          <table:table-cell office:value-type="float" office:value="841864" calcext:value-type="float">
            <text:p>841864</text:p>
          </table:table-cell>
        </table:table-row>
        <table:table-row table:style-name="ro1">
          <table:table-cell/>
          <table:table-cell office:value-type="float" office:value="945331" calcext:value-type="float">
            <text:p>945331</text:p>
          </table:table-cell>
        </table:table-row>
        <table:table-row table:style-name="ro1">
          <table:table-cell/>
          <table:table-cell office:value-type="float" office:value="987683" calcext:value-type="float">
            <text:p>987683</text:p>
          </table:table-cell>
        </table:table-row>
        <table:table-row table:style-name="ro1">
          <table:table-cell/>
          <table:table-cell office:value-type="float" office:value="960459" calcext:value-type="float">
            <text:p>960459</text:p>
          </table:table-cell>
        </table:table-row>
        <table:table-row table:style-name="ro1">
          <table:table-cell/>
          <table:table-cell office:value-type="float" office:value="905688" calcext:value-type="float">
            <text:p>905688</text:p>
          </table:table-cell>
        </table:table-row>
        <table:table-row table:style-name="ro1">
          <table:table-cell/>
          <table:table-cell office:value-type="float" office:value="840439" calcext:value-type="float">
            <text:p>840439</text:p>
          </table:table-cell>
        </table:table-row>
        <table:table-row table:style-name="ro1">
          <table:table-cell/>
          <table:table-cell office:value-type="float" office:value="841077" calcext:value-type="float">
            <text:p>841077</text:p>
          </table:table-cell>
        </table:table-row>
        <table:table-row table:style-name="ro1">
          <table:table-cell/>
          <table:table-cell office:value-type="float" office:value="849968" calcext:value-type="float">
            <text:p>849968</text:p>
          </table:table-cell>
        </table:table-row>
        <table:table-row table:style-name="ro1">
          <table:table-cell/>
          <table:table-cell office:value-type="float" office:value="804788" calcext:value-type="float">
            <text:p>804788</text:p>
          </table:table-cell>
        </table:table-row>
        <table:table-row table:style-name="ro1">
          <table:table-cell/>
          <table:table-cell office:value-type="float" office:value="795976" calcext:value-type="float">
            <text:p>795976</text:p>
          </table:table-cell>
        </table:table-row>
        <table:table-row table:style-name="ro1">
          <table:table-cell/>
          <table:table-cell office:value-type="float" office:value="863107" calcext:value-type="float">
            <text:p>863107</text:p>
          </table:table-cell>
        </table:table-row>
        <table:table-row table:style-name="ro1">
          <table:table-cell/>
          <table:table-cell office:value-type="float" office:value="837531" calcext:value-type="float">
            <text:p>837531</text:p>
          </table:table-cell>
        </table:table-row>
        <table:table-row table:style-name="ro1">
          <table:table-cell/>
          <table:table-cell office:value-type="float" office:value="852238" calcext:value-type="float">
            <text:p>852238</text:p>
          </table:table-cell>
        </table:table-row>
        <table:table-row table:style-name="ro1">
          <table:table-cell/>
          <table:table-cell office:value-type="float" office:value="854124" calcext:value-type="float">
            <text:p>854124</text:p>
          </table:table-cell>
        </table:table-row>
        <table:table-row table:style-name="ro1">
          <table:table-cell/>
          <table:table-cell office:value-type="float" office:value="848150" calcext:value-type="float">
            <text:p>848150</text:p>
          </table:table-cell>
        </table:table-row>
        <table:table-row table:style-name="ro1">
          <table:table-cell/>
          <table:table-cell office:value-type="float" office:value="859124" calcext:value-type="float">
            <text:p>859124</text:p>
          </table:table-cell>
        </table:table-row>
        <table:table-row table:style-name="ro1">
          <table:table-cell/>
          <table:table-cell office:value-type="float" office:value="844509" calcext:value-type="float">
            <text:p>844509</text:p>
          </table:table-cell>
        </table:table-row>
        <table:table-row table:style-name="ro1">
          <table:table-cell/>
          <table:table-cell office:value-type="float" office:value="827251" calcext:value-type="float">
            <text:p>827251</text:p>
          </table:table-cell>
        </table:table-row>
        <table:table-row table:style-name="ro1">
          <table:table-cell/>
          <table:table-cell office:value-type="float" office:value="829937" calcext:value-type="float">
            <text:p>829937</text:p>
          </table:table-cell>
        </table:table-row>
        <table:table-row table:style-name="ro1">
          <table:table-cell/>
          <table:table-cell office:value-type="float" office:value="789154" calcext:value-type="float">
            <text:p>789154</text:p>
          </table:table-cell>
        </table:table-row>
        <table:table-row table:style-name="ro1">
          <table:table-cell/>
          <table:table-cell office:value-type="float" office:value="806521" calcext:value-type="float">
            <text:p>806521</text:p>
          </table:table-cell>
        </table:table-row>
        <table:table-row table:style-name="ro1">
          <table:table-cell/>
          <table:table-cell office:value-type="float" office:value="812491" calcext:value-type="float">
            <text:p>812491</text:p>
          </table:table-cell>
        </table:table-row>
        <table:table-row table:style-name="ro1">
          <table:table-cell/>
          <table:table-cell office:value-type="float" office:value="835816" calcext:value-type="float">
            <text:p>835816</text:p>
          </table:table-cell>
        </table:table-row>
        <table:table-row table:style-name="ro1">
          <table:table-cell/>
          <table:table-cell office:value-type="float" office:value="846785" calcext:value-type="float">
            <text:p>846785</text:p>
          </table:table-cell>
        </table:table-row>
        <table:table-row table:style-name="ro1">
          <table:table-cell/>
          <table:table-cell office:value-type="float" office:value="882997" calcext:value-type="float">
            <text:p>882997</text:p>
          </table:table-cell>
        </table:table-row>
        <table:table-row table:style-name="ro1">
          <table:table-cell/>
          <table:table-cell office:value-type="float" office:value="872116" calcext:value-type="float">
            <text:p>872116</text:p>
          </table:table-cell>
        </table:table-row>
        <table:table-row table:style-name="ro1">
          <table:table-cell/>
          <table:table-cell office:value-type="float" office:value="800885" calcext:value-type="float">
            <text:p>800885</text:p>
          </table:table-cell>
        </table:table-row>
        <table:table-row table:style-name="ro1">
          <table:table-cell/>
          <table:table-cell office:value-type="float" office:value="789006" calcext:value-type="float">
            <text:p>789006</text:p>
          </table:table-cell>
        </table:table-row>
        <table:table-row table:style-name="ro1">
          <table:table-cell/>
          <table:table-cell office:value-type="float" office:value="806590" calcext:value-type="float">
            <text:p>806590</text:p>
          </table:table-cell>
        </table:table-row>
        <table:table-row table:style-name="ro1">
          <table:table-cell/>
          <table:table-cell office:value-type="float" office:value="796696" calcext:value-type="float">
            <text:p>796696</text:p>
          </table:table-cell>
        </table:table-row>
        <table:table-row table:style-name="ro1">
          <table:table-cell/>
          <table:table-cell office:value-type="float" office:value="803653" calcext:value-type="float">
            <text:p>803653</text:p>
          </table:table-cell>
        </table:table-row>
        <table:table-row table:style-name="ro1">
          <table:table-cell/>
          <table:table-cell office:value-type="float" office:value="848363" calcext:value-type="float">
            <text:p>848363</text:p>
          </table:table-cell>
        </table:table-row>
        <table:table-row table:style-name="ro1">
          <table:table-cell/>
          <table:table-cell office:value-type="float" office:value="843523" calcext:value-type="float">
            <text:p>843523</text:p>
          </table:table-cell>
        </table:table-row>
        <table:table-row table:style-name="ro1">
          <table:table-cell/>
          <table:table-cell office:value-type="float" office:value="843413" calcext:value-type="float">
            <text:p>843413</text:p>
          </table:table-cell>
        </table:table-row>
        <table:table-row table:style-name="ro1">
          <table:table-cell/>
          <table:table-cell office:value-type="float" office:value="852073" calcext:value-type="float">
            <text:p>852073</text:p>
          </table:table-cell>
        </table:table-row>
        <table:table-row table:style-name="ro1">
          <table:table-cell/>
          <table:table-cell office:value-type="float" office:value="1111994" calcext:value-type="float">
            <text:p>1111994</text:p>
          </table:table-cell>
        </table:table-row>
        <table:table-row table:style-name="ro1">
          <table:table-cell/>
          <table:table-cell office:value-type="float" office:value="1320631" calcext:value-type="float">
            <text:p>1320631</text:p>
          </table:table-cell>
        </table:table-row>
        <table:table-row table:style-name="ro1">
          <table:table-cell/>
          <table:table-cell office:value-type="float" office:value="1305895" calcext:value-type="float">
            <text:p>1305895</text:p>
          </table:table-cell>
        </table:table-row>
        <table:table-row table:style-name="ro1">
          <table:table-cell/>
          <table:table-cell office:value-type="float" office:value="1054482" calcext:value-type="float">
            <text:p>1054482</text:p>
          </table:table-cell>
        </table:table-row>
        <table:table-row table:style-name="ro1">
          <table:table-cell/>
          <table:table-cell office:value-type="float" office:value="931750" calcext:value-type="float">
            <text:p>931750</text:p>
          </table:table-cell>
        </table:table-row>
        <table:table-row table:style-name="ro1">
          <table:table-cell/>
          <table:table-cell office:value-type="float" office:value="994035" calcext:value-type="float">
            <text:p>994035</text:p>
          </table:table-cell>
        </table:table-row>
        <table:table-row table:style-name="ro1">
          <table:table-cell/>
          <table:table-cell office:value-type="float" office:value="1000318" calcext:value-type="float">
            <text:p>1000318</text:p>
          </table:table-cell>
        </table:table-row>
        <table:table-row table:style-name="ro1">
          <table:table-cell/>
          <table:table-cell office:value-type="float" office:value="921841" calcext:value-type="float">
            <text:p>921841</text:p>
          </table:table-cell>
        </table:table-row>
        <table:table-row table:style-name="ro1">
          <table:table-cell/>
          <table:table-cell office:value-type="float" office:value="843642" calcext:value-type="float">
            <text:p>843642</text:p>
          </table:table-cell>
        </table:table-row>
        <table:table-row table:style-name="ro1">
          <table:table-cell/>
          <table:table-cell office:value-type="float" office:value="839803" calcext:value-type="float">
            <text:p>839803</text:p>
          </table:table-cell>
        </table:table-row>
        <table:table-row table:style-name="ro1">
          <table:table-cell/>
          <table:table-cell office:value-type="float" office:value="864205" calcext:value-type="float">
            <text:p>864205</text:p>
          </table:table-cell>
        </table:table-row>
        <table:table-row table:style-name="ro1">
          <table:table-cell/>
          <table:table-cell office:value-type="float" office:value="838303" calcext:value-type="float">
            <text:p>838303</text:p>
          </table:table-cell>
        </table:table-row>
        <table:table-row table:style-name="ro1">
          <table:table-cell/>
          <table:table-cell office:value-type="float" office:value="839501" calcext:value-type="float">
            <text:p>839501</text:p>
          </table:table-cell>
        </table:table-row>
        <table:table-row table:style-name="ro1">
          <table:table-cell/>
          <table:table-cell office:value-type="float" office:value="846813" calcext:value-type="float">
            <text:p>846813</text:p>
          </table:table-cell>
        </table:table-row>
        <table:table-row table:style-name="ro1">
          <table:table-cell/>
          <table:table-cell office:value-type="float" office:value="812097" calcext:value-type="float">
            <text:p>812097</text:p>
          </table:table-cell>
        </table:table-row>
        <table:table-row table:style-name="ro1">
          <table:table-cell/>
          <table:table-cell office:value-type="float" office:value="823622" calcext:value-type="float">
            <text:p>823622</text:p>
          </table:table-cell>
        </table:table-row>
        <table:table-row table:style-name="ro1">
          <table:table-cell/>
          <table:table-cell office:value-type="float" office:value="895665" calcext:value-type="float">
            <text:p>895665</text:p>
          </table:table-cell>
        </table:table-row>
        <table:table-row table:style-name="ro1">
          <table:table-cell/>
          <table:table-cell office:value-type="float" office:value="840035" calcext:value-type="float">
            <text:p>840035</text:p>
          </table:table-cell>
        </table:table-row>
        <table:table-row table:style-name="ro1">
          <table:table-cell/>
          <table:table-cell office:value-type="float" office:value="854565" calcext:value-type="float">
            <text:p>854565</text:p>
          </table:table-cell>
        </table:table-row>
        <table:table-row table:style-name="ro1">
          <table:table-cell/>
          <table:table-cell office:value-type="float" office:value="838730" calcext:value-type="float">
            <text:p>838730</text:p>
          </table:table-cell>
        </table:table-row>
        <table:table-row table:style-name="ro1">
          <table:table-cell/>
          <table:table-cell office:value-type="float" office:value="840041" calcext:value-type="float">
            <text:p>840041</text:p>
          </table:table-cell>
        </table:table-row>
        <table:table-row table:style-name="ro1">
          <table:table-cell/>
          <table:table-cell office:value-type="float" office:value="798491" calcext:value-type="float">
            <text:p>798491</text:p>
          </table:table-cell>
        </table:table-row>
        <table:table-row table:style-name="ro1">
          <table:table-cell/>
          <table:table-cell office:value-type="float" office:value="791430" calcext:value-type="float">
            <text:p>791430</text:p>
          </table:table-cell>
        </table:table-row>
        <table:table-row table:style-name="ro1">
          <table:table-cell/>
          <table:table-cell office:value-type="float" office:value="791899" calcext:value-type="float">
            <text:p>791899</text:p>
          </table:table-cell>
        </table:table-row>
        <table:table-row table:style-name="ro1">
          <table:table-cell/>
          <table:table-cell office:value-type="float" office:value="858679" calcext:value-type="float">
            <text:p>858679</text:p>
          </table:table-cell>
        </table:table-row>
        <table:table-row table:style-name="ro1">
          <table:table-cell/>
          <table:table-cell office:value-type="float" office:value="829958" calcext:value-type="float">
            <text:p>829958</text:p>
          </table:table-cell>
        </table:table-row>
        <table:table-row table:style-name="ro1">
          <table:table-cell/>
          <table:table-cell office:value-type="float" office:value="872998" calcext:value-type="float">
            <text:p>872998</text:p>
          </table:table-cell>
        </table:table-row>
        <table:table-row table:style-name="ro1">
          <table:table-cell/>
          <table:table-cell office:value-type="float" office:value="840580" calcext:value-type="float">
            <text:p>840580</text:p>
          </table:table-cell>
        </table:table-row>
        <table:table-row table:style-name="ro1">
          <table:table-cell/>
          <table:table-cell office:value-type="float" office:value="849088" calcext:value-type="float">
            <text:p>849088</text:p>
          </table:table-cell>
        </table:table-row>
        <table:table-row table:style-name="ro1">
          <table:table-cell/>
          <table:table-cell office:value-type="float" office:value="837850" calcext:value-type="float">
            <text:p>837850</text:p>
          </table:table-cell>
        </table:table-row>
        <table:table-row table:style-name="ro1">
          <table:table-cell/>
          <table:table-cell office:value-type="float" office:value="790877" calcext:value-type="float">
            <text:p>790877</text:p>
          </table:table-cell>
        </table:table-row>
        <table:table-row table:style-name="ro1">
          <table:table-cell/>
          <table:table-cell office:value-type="float" office:value="842938" calcext:value-type="float">
            <text:p>842938</text:p>
          </table:table-cell>
        </table:table-row>
        <table:table-row table:style-name="ro1">
          <table:table-cell/>
          <table:table-cell office:value-type="float" office:value="790904" calcext:value-type="float">
            <text:p>790904</text:p>
          </table:table-cell>
        </table:table-row>
        <table:table-row table:style-name="ro1">
          <table:table-cell/>
          <table:table-cell office:value-type="float" office:value="835962" calcext:value-type="float">
            <text:p>835962</text:p>
          </table:table-cell>
        </table:table-row>
        <table:table-row table:style-name="ro1">
          <table:table-cell/>
          <table:table-cell office:value-type="float" office:value="829707" calcext:value-type="float">
            <text:p>829707</text:p>
          </table:table-cell>
        </table:table-row>
        <table:table-row table:style-name="ro1">
          <table:table-cell/>
          <table:table-cell office:value-type="float" office:value="905165" calcext:value-type="float">
            <text:p>905165</text:p>
          </table:table-cell>
        </table:table-row>
        <table:table-row table:style-name="ro1">
          <table:table-cell/>
          <table:table-cell office:value-type="float" office:value="843964" calcext:value-type="float">
            <text:p>843964</text:p>
          </table:table-cell>
        </table:table-row>
        <table:table-row table:style-name="ro1">
          <table:table-cell/>
          <table:table-cell office:value-type="float" office:value="843725" calcext:value-type="float">
            <text:p>843725</text:p>
          </table:table-cell>
        </table:table-row>
        <table:table-row table:style-name="ro1">
          <table:table-cell/>
          <table:table-cell office:value-type="float" office:value="840798" calcext:value-type="float">
            <text:p>840798</text:p>
          </table:table-cell>
        </table:table-row>
        <table:table-row table:style-name="ro1">
          <table:table-cell/>
          <table:table-cell office:value-type="float" office:value="848353" calcext:value-type="float">
            <text:p>848353</text:p>
          </table:table-cell>
        </table:table-row>
        <table:table-row table:style-name="ro1">
          <table:table-cell/>
          <table:table-cell office:value-type="float" office:value="799083" calcext:value-type="float">
            <text:p>799083</text:p>
          </table:table-cell>
        </table:table-row>
        <table:table-row table:style-name="ro1">
          <table:table-cell/>
          <table:table-cell office:value-type="float" office:value="791034" calcext:value-type="float">
            <text:p>791034</text:p>
          </table:table-cell>
        </table:table-row>
        <table:table-row table:style-name="ro1">
          <table:table-cell/>
          <table:table-cell office:value-type="float" office:value="927887" calcext:value-type="float">
            <text:p>927887</text:p>
          </table:table-cell>
        </table:table-row>
        <table:table-row table:style-name="ro1">
          <table:table-cell/>
          <table:table-cell office:value-type="float" office:value="924885" calcext:value-type="float">
            <text:p>924885</text:p>
          </table:table-cell>
        </table:table-row>
        <table:table-row table:style-name="ro1">
          <table:table-cell/>
          <table:table-cell office:value-type="float" office:value="945664" calcext:value-type="float">
            <text:p>945664</text:p>
          </table:table-cell>
        </table:table-row>
        <table:table-row table:style-name="ro1">
          <table:table-cell/>
          <table:table-cell office:value-type="float" office:value="886775" calcext:value-type="float">
            <text:p>886775</text:p>
          </table:table-cell>
        </table:table-row>
        <table:table-row table:style-name="ro1">
          <table:table-cell/>
          <table:table-cell office:value-type="float" office:value="1006307" calcext:value-type="float">
            <text:p>1006307</text:p>
          </table:table-cell>
        </table:table-row>
        <table:table-row table:style-name="ro1">
          <table:table-cell/>
          <table:table-cell office:value-type="float" office:value="1202346" calcext:value-type="float">
            <text:p>1202346</text:p>
          </table:table-cell>
        </table:table-row>
        <table:table-row table:style-name="ro1">
          <table:table-cell/>
          <table:table-cell office:value-type="float" office:value="1298547" calcext:value-type="float">
            <text:p>1298547</text:p>
          </table:table-cell>
        </table:table-row>
        <table:table-row table:style-name="ro1">
          <table:table-cell/>
          <table:table-cell office:value-type="float" office:value="1327103" calcext:value-type="float">
            <text:p>1327103</text:p>
          </table:table-cell>
        </table:table-row>
        <table:table-row table:style-name="ro1">
          <table:table-cell/>
          <table:table-cell office:value-type="float" office:value="1027604" calcext:value-type="float">
            <text:p>1027604</text:p>
          </table:table-cell>
        </table:table-row>
        <table:table-row table:style-name="ro1">
          <table:table-cell/>
          <table:table-cell office:value-type="float" office:value="992506" calcext:value-type="float">
            <text:p>992506</text:p>
          </table:table-cell>
        </table:table-row>
        <table:table-row table:style-name="ro1">
          <table:table-cell/>
          <table:table-cell office:value-type="float" office:value="942178" calcext:value-type="float">
            <text:p>942178</text:p>
          </table:table-cell>
        </table:table-row>
        <table:table-row table:style-name="ro1">
          <table:table-cell/>
          <table:table-cell office:value-type="float" office:value="926813" calcext:value-type="float">
            <text:p>926813</text:p>
          </table:table-cell>
        </table:table-row>
        <table:table-row table:style-name="ro1">
          <table:table-cell/>
          <table:table-cell office:value-type="float" office:value="866803" calcext:value-type="float">
            <text:p>866803</text:p>
          </table:table-cell>
        </table:table-row>
        <table:table-row table:style-name="ro1">
          <table:table-cell/>
          <table:table-cell office:value-type="float" office:value="838318" calcext:value-type="float">
            <text:p>838318</text:p>
          </table:table-cell>
        </table:table-row>
        <table:table-row table:style-name="ro1">
          <table:table-cell/>
          <table:table-cell office:value-type="float" office:value="854246" calcext:value-type="float">
            <text:p>854246</text:p>
          </table:table-cell>
        </table:table-row>
        <table:table-row table:style-name="ro1">
          <table:table-cell/>
          <table:table-cell office:value-type="float" office:value="913244" calcext:value-type="float">
            <text:p>913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6:56:13.819751274</meta:creation-date>
    <dc:date>2018-05-14T16:57:25.033187891</dc:date>
    <meta:editing-duration>PT1M11S</meta:editing-duration>
    <meta:editing-cycles>1</meta:editing-cycles>
    <meta:document-statistic meta:table-count="1" meta:cell-count="5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8.019cm" svg:height="8.994cm" xlink:href=".." xlink:type="simple" chart:class="chart:line" chart:style-name="ch1">
        <chart:legend chart:legend-position="end" svg:x="35.756cm" svg:y="4.198cm" style:legend-expansion="high" chart:style-name="ch2"/>
        <chart:plot-area chart:style-name="ch3" table:cell-range-address="Sheet1.B1:Sheet1.B500" svg:x="0.76cm" svg:y="0.179cm" svg:width="34.236cm" svg:height="8.636cm">
          <chartooo:coordinate-region svg:x="2.307cm" svg:y="0.3cm" svg:width="32.689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8882">
                <text:p>358882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0685">
                <text:p>3406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3126">
                <text:p>543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8992">
                <text:p>708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5414">
                <text:p>715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8950">
                <text:p>7089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019">
                <text:p>7200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010">
                <text:p>7790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9578">
                <text:p>7795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50801">
                <text:p>8508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8734">
                <text:p>818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3172">
                <text:p>743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6106">
                <text:p>696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4425">
                <text:p>7244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1266">
                <text:p>7112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5481">
                <text:p>705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7004">
                <text:p>727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0227">
                <text:p>710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3009">
                <text:p>773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4697">
                <text:p>7046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6696">
                <text:p>7266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6451">
                <text:p>7064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0321">
                <text:p>7003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4117">
                <text:p>714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1421">
                <text:p>7314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9515">
                <text:p>699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0896">
                <text:p>710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2566">
                <text:p>7025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4358">
                <text:p>694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83096">
                <text:p>7830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89063">
                <text:p>6890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5904">
                <text:p>6859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3237">
                <text:p>6832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3046">
                <text:p>6830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2843">
                <text:p>7028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66146">
                <text:p>7661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3689">
                <text:p>743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17817">
                <text:p>7178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6507">
                <text:p>7265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8669">
                <text:p>7186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3138">
                <text:p>703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51378">
                <text:p>7513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23210">
                <text:p>7232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3762">
                <text:p>7037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8333">
                <text:p>718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9384">
                <text:p>739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2209">
                <text:p>702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07946">
                <text:p>7079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9129">
                <text:p>699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6047">
                <text:p>7160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5506">
                <text:p>7055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5113">
                <text:p>7651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6854">
                <text:p>7268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4297">
                <text:p>724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5625">
                <text:p>72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18483">
                <text:p>7184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9140">
                <text:p>719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8126">
                <text:p>7681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52328">
                <text:p>7523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5046">
                <text:p>7450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3925">
                <text:p>7139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2760">
                <text:p>7127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1582">
                <text:p>7015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0167">
                <text:p>7401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7337">
                <text:p>6973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8176">
                <text:p>708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7538">
                <text:p>7175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1158">
                <text:p>7011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5675">
                <text:p>705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0483">
                <text:p>7404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7822">
                <text:p>6978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4205">
                <text:p>704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9759">
                <text:p>699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2364">
                <text:p>7023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1529">
                <text:p>741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7854">
                <text:p>6978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00462">
                <text:p>700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04142">
                <text:p>7041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9235">
                <text:p>6992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17462">
                <text:p>717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5214">
                <text:p>7052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00841">
                <text:p>7008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4697">
                <text:p>754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94797">
                <text:p>6947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6409">
                <text:p>706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05468">
                <text:p>705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6254">
                <text:p>696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46596">
                <text:p>7465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6847">
                <text:p>6968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8367">
                <text:p>6983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42470">
                <text:p>7424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0973">
                <text:p>7009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3613">
                <text:p>713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6644">
                <text:p>696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8669">
                <text:p>6986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4261">
                <text:p>7042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05075">
                <text:p>7050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20985">
                <text:p>7209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8907">
                <text:p>6989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30108">
                <text:p>730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8096">
                <text:p>6980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6855">
                <text:p>7468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4334">
                <text:p>7143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06854">
                <text:p>80685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9508">
                <text:p>8395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2551">
                <text:p>8225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07231">
                <text:p>80723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71887">
                <text:p>8718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72519">
                <text:p>8725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8467">
                <text:p>8184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50737">
                <text:p>8507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92691">
                <text:p>7926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89558">
                <text:p>7895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5062">
                <text:p>8450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91104">
                <text:p>7911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4744">
                <text:p>794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0735">
                <text:p>8007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01097">
                <text:p>8010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3252">
                <text:p>793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2203">
                <text:p>8022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3818">
                <text:p>7938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30093">
                <text:p>8300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89141">
                <text:p>7891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35024">
                <text:p>8350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6436">
                <text:p>8164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68259">
                <text:p>868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6859">
                <text:p>8068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40037">
                <text:p>8400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4312">
                <text:p>864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95364">
                <text:p>7953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63164">
                <text:p>8631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12087">
                <text:p>8120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9380">
                <text:p>8393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6414">
                <text:p>8064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2328">
                <text:p>8023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00736">
                <text:p>8007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29797">
                <text:p>8297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02001">
                <text:p>802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6286">
                <text:p>79628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52658">
                <text:p>852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6556">
                <text:p>896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92774">
                <text:p>892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2502">
                <text:p>792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8044">
                <text:p>7980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7219">
                <text:p>7872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45603">
                <text:p>8456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5767">
                <text:p>8357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2192">
                <text:p>832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13265">
                <text:p>8132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83119">
                <text:p>8831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89453">
                <text:p>789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00872">
                <text:p>8008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5345">
                <text:p>83534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4644">
                <text:p>79464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6771">
                <text:p>8367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49026">
                <text:p>8490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9480">
                <text:p>8094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3152">
                <text:p>7931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1213">
                <text:p>8012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5216">
                <text:p>8052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90638">
                <text:p>7906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96282">
                <text:p>7962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98452">
                <text:p>7984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05202">
                <text:p>8052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0618">
                <text:p>8006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96892">
                <text:p>7968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94996">
                <text:p>79499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91364">
                <text:p>7913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93028">
                <text:p>79302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3086">
                <text:p>8430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0482">
                <text:p>7904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6705">
                <text:p>7967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3433">
                <text:p>8434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3157">
                <text:p>8631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21529">
                <text:p>8215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38292">
                <text:p>8382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9403">
                <text:p>8894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3621">
                <text:p>8436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29577">
                <text:p>82957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2866">
                <text:p>8728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91472">
                <text:p>7914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90883">
                <text:p>7908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6866">
                <text:p>7868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76700">
                <text:p>8767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5423">
                <text:p>8454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7977">
                <text:p>8379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7459">
                <text:p>8374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6309">
                <text:p>8363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86901">
                <text:p>78690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5619">
                <text:p>7856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47715">
                <text:p>8477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01835">
                <text:p>8018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8607">
                <text:p>7886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13051">
                <text:p>81305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96383">
                <text:p>7963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7817">
                <text:p>7878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87802">
                <text:p>7878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1288">
                <text:p>8212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04455">
                <text:p>9044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34934">
                <text:p>83493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50866">
                <text:p>8508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8225">
                <text:p>8682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93849">
                <text:p>7938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90652">
                <text:p>7906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98839">
                <text:p>7988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3599">
                <text:p>8035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0034">
                <text:p>80003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8026">
                <text:p>7880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94719">
                <text:p>7947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7390">
                <text:p>80739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92162">
                <text:p>7921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6527">
                <text:p>8665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3017">
                <text:p>9030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38428">
                <text:p>83842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47467">
                <text:p>8474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93001">
                <text:p>89300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92426">
                <text:p>7924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88724">
                <text:p>7887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94510">
                <text:p>7945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6288">
                <text:p>7962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2034">
                <text:p>8720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59988">
                <text:p>8599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5836">
                <text:p>8358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6083">
                <text:p>8460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87824">
                <text:p>8878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27152">
                <text:p>82715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94153">
                <text:p>7941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91258">
                <text:p>79125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00737">
                <text:p>8007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82380">
                <text:p>88238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5558">
                <text:p>84555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41831">
                <text:p>8418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61525">
                <text:p>8615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94350">
                <text:p>89435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39371">
                <text:p>8393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1729">
                <text:p>8017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5290">
                <text:p>79529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99071">
                <text:p>7990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13592">
                <text:p>8135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34662">
                <text:p>8346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53597">
                <text:p>85359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42047">
                <text:p>8420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6251">
                <text:p>8462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2467">
                <text:p>7924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96936">
                <text:p>7969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44362">
                <text:p>8443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94162">
                <text:p>79416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6174">
                <text:p>8061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59483">
                <text:p>8594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40301">
                <text:p>8403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59504">
                <text:p>8595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52978">
                <text:p>85297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06715">
                <text:p>12067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02404">
                <text:p>13024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36305">
                <text:p>13363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88956">
                <text:p>9889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82897">
                <text:p>9828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0758">
                <text:p>93075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43332">
                <text:p>9433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64458">
                <text:p>8644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44631">
                <text:p>8446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36518">
                <text:p>8365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4055">
                <text:p>84405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47247">
                <text:p>84724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10281">
                <text:p>8102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44410">
                <text:p>8444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50625">
                <text:p>8506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7350">
                <text:p>79735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32976">
                <text:p>8329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39237">
                <text:p>8392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10651">
                <text:p>9106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88046">
                <text:p>88804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13177">
                <text:p>8131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51296">
                <text:p>8512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16265">
                <text:p>8162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88033">
                <text:p>8880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77548">
                <text:p>8775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2117">
                <text:p>8421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75063">
                <text:p>8750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3896">
                <text:p>8438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38217">
                <text:p>8382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23508">
                <text:p>8235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2771">
                <text:p>84277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04597">
                <text:p>8045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00334">
                <text:p>8003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02412">
                <text:p>8024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12034">
                <text:p>91203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76578">
                <text:p>87657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35785">
                <text:p>8357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37195">
                <text:p>83719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33481">
                <text:p>8334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35154">
                <text:p>83515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95099">
                <text:p>7950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93103">
                <text:p>7931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32448">
                <text:p>83244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33328">
                <text:p>8333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72981">
                <text:p>8729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5207">
                <text:p>8452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5900">
                <text:p>8459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31770">
                <text:p>83177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92724">
                <text:p>7927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98651">
                <text:p>79865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42031">
                <text:p>8420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44167">
                <text:p>8441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22345">
                <text:p>8223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36158">
                <text:p>83615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43215">
                <text:p>8432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96426">
                <text:p>8964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2312">
                <text:p>8523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08015">
                <text:p>80801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2289">
                <text:p>8022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91268">
                <text:p>79126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45144">
                <text:p>8451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24885">
                <text:p>82488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1485">
                <text:p>85148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38419">
                <text:p>8384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44788">
                <text:p>8447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35708">
                <text:p>83570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13407">
                <text:p>8134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07596">
                <text:p>8075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2396">
                <text:p>8523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08015">
                <text:p>80801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40864">
                <text:p>8408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95987">
                <text:p>8959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4848">
                <text:p>9048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36112">
                <text:p>836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39227">
                <text:p>8392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91475">
                <text:p>7914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5825">
                <text:p>8458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9236">
                <text:p>8592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02764">
                <text:p>8027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24681">
                <text:p>8246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9813">
                <text:p>8598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0658">
                <text:p>8406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99964">
                <text:p>89996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4304">
                <text:p>8343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8929">
                <text:p>7989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48036">
                <text:p>8480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01264">
                <text:p>80126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6854">
                <text:p>7968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18455">
                <text:p>8184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57388">
                <text:p>8573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43662">
                <text:p>84366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46222">
                <text:p>8462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43479">
                <text:p>84347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01203">
                <text:p>8012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30670">
                <text:p>8306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97670">
                <text:p>79767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96111">
                <text:p>79611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77200">
                <text:p>8772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43671">
                <text:p>8436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53632">
                <text:p>8536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6935">
                <text:p>9069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50683">
                <text:p>8506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70833">
                <text:p>8708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99191">
                <text:p>7991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38626">
                <text:p>8386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91242">
                <text:p>7912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99303">
                <text:p>7993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0750">
                <text:p>90075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49833">
                <text:p>84983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37420">
                <text:p>83742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44670">
                <text:p>84467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67515">
                <text:p>8675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94688">
                <text:p>7946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98193">
                <text:p>7981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6577">
                <text:p>79657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88816">
                <text:p>7888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42284">
                <text:p>84228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2735">
                <text:p>8527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01417">
                <text:p>9014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98522">
                <text:p>89852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21903">
                <text:p>12219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16771">
                <text:p>131677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08758">
                <text:p>130875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27423">
                <text:p>10274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26476">
                <text:p>9264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1850">
                <text:p>93185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29261">
                <text:p>9292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62828">
                <text:p>86282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5024">
                <text:p>8450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8503">
                <text:p>8585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48830">
                <text:p>84883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35356">
                <text:p>8353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94079">
                <text:p>7940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95095">
                <text:p>7950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05917">
                <text:p>8059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08563">
                <text:p>8085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22421">
                <text:p>8224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0405">
                <text:p>8404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9557">
                <text:p>8495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45456">
                <text:p>8454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53094">
                <text:p>85309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0461">
                <text:p>7904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40395">
                <text:p>8403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14050">
                <text:p>81405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6089">
                <text:p>7960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04497">
                <text:p>8044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88959">
                <text:p>8889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36159">
                <text:p>8361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51921">
                <text:p>85192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06122">
                <text:p>90612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97169">
                <text:p>7971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88458">
                <text:p>78845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97644">
                <text:p>7976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93227">
                <text:p>7932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044">
                <text:p>8130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41864">
                <text:p>8418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5331">
                <text:p>9453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87683">
                <text:p>9876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60459">
                <text:p>9604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05688">
                <text:p>90568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0439">
                <text:p>8404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41077">
                <text:p>8410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49968">
                <text:p>8499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4788">
                <text:p>8047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95976">
                <text:p>7959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63107">
                <text:p>8631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531">
                <text:p>8375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52238">
                <text:p>8522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54124">
                <text:p>8541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8150">
                <text:p>84815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59124">
                <text:p>8591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4509">
                <text:p>8445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27251">
                <text:p>8272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29937">
                <text:p>82993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9154">
                <text:p>78915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06521">
                <text:p>8065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12491">
                <text:p>81249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5816">
                <text:p>8358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46785">
                <text:p>8467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82997">
                <text:p>8829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2116">
                <text:p>87211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00885">
                <text:p>8008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89006">
                <text:p>7890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06590">
                <text:p>80659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6696">
                <text:p>79669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03653">
                <text:p>80365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48363">
                <text:p>8483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43523">
                <text:p>8435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43413">
                <text:p>8434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52073">
                <text:p>85207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111994">
                <text:p>11119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20631">
                <text:p>13206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05895">
                <text:p>13058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54482">
                <text:p>10544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31750">
                <text:p>93175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4035">
                <text:p>9940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0318">
                <text:p>10003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21841">
                <text:p>9218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3642">
                <text:p>8436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39803">
                <text:p>83980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64205">
                <text:p>8642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8303">
                <text:p>83830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39501">
                <text:p>8395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46813">
                <text:p>8468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2097">
                <text:p>8120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23622">
                <text:p>82362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95665">
                <text:p>8956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40035">
                <text:p>84003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54565">
                <text:p>8545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38730">
                <text:p>8387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40041">
                <text:p>8400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8491">
                <text:p>79849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91430">
                <text:p>79143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1899">
                <text:p>79189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58679">
                <text:p>85867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29958">
                <text:p>8299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72998">
                <text:p>8729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40580">
                <text:p>84058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49088">
                <text:p>8490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37850">
                <text:p>83785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90877">
                <text:p>7908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42938">
                <text:p>8429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90904">
                <text:p>7909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35962">
                <text:p>8359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9707">
                <text:p>8297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05165">
                <text:p>9051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43964">
                <text:p>84396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43725">
                <text:p>8437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40798">
                <text:p>8407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48353">
                <text:p>8483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99083">
                <text:p>79908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91034">
                <text:p>7910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27887">
                <text:p>92788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24885">
                <text:p>9248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45664">
                <text:p>94566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86775">
                <text:p>88677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06307">
                <text:p>10063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202346">
                <text:p>120234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98547">
                <text:p>129854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27103">
                <text:p>132710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27604">
                <text:p>10276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2506">
                <text:p>99250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42178">
                <text:p>94217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26813">
                <text:p>9268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66803">
                <text:p>86680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38318">
                <text:p>8383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54246">
                <text:p>85424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13244">
                <text:p>913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